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font-size="13pt" style:font-size-asian="13pt" style:font-size-complex="13pt" fo:font-weight="bold" style:font-weight-asian="bold" style:font-weight-complex="bold"/>
    </style:style>
    <style:style style:name="ce2" style:family="table-cell" style:parent-style-name="Default" style:data-style-name="N0">
      <style:text-properties fo:font-size="13pt" style:font-size-asian="13pt" style:font-size-complex="13pt"/>
    </style:style>
    <style:style style:name="ce3" style:family="table-cell" style:parent-style-name="Default" style:data-style-name="N0">
      <style:table-cell-properties fo:border="thin solid #000000"/>
      <style:text-properties fo:font-size="13pt" style:font-size-asian="13pt" style:font-size-complex="13pt"/>
    </style:style>
    <style:style style:name="ce4" style:family="table-cell" style:parent-style-name="Default" style:data-style-name="N15">
      <style:table-cell-properties fo:border="thin solid #000000"/>
      <style:text-properties fo:font-size="13pt" style:font-size-asian="13pt" style:font-size-complex="13pt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45533333333333cm" style:use-optimal-column-width="true"/>
    </style:style>
    <style:style style:name="co3" style:family="table-column">
      <style:table-column-properties fo:break-before="auto" style:column-width="3.09033333333333cm" style:use-optimal-column-width="true"/>
    </style:style>
    <style:style style:name="co4" style:family="table-column">
      <style:table-column-properties fo:break-before="auto" style:column-width="2.54cm"/>
    </style:style>
    <style:style style:name="ro1" style:family="table-row">
      <style:table-row-properties style:row-height="16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6379" table:default-cell-style-name="ce2"/>
        <table:table-row table:style-name="ro1">
          <table:table-cell office:value-type="string" table:style-name="ce1">
            <text:p>n</text:p>
          </table:table-cell>
          <table:table-cell office:value-type="string" table:style-name="ce1">
            <text:p>time</text:p>
          </table:table-cell>
          <table:table-cell table:style-name="ce2"/>
          <table:table-cell office:value-type="string" table:style-name="ce1">
            <text:p>n_average</text:p>
          </table:table-cell>
          <table:table-cell office:value-type="string" table:style-name="ce1">
            <text:p>time_average</text:p>
          </table:table-cell>
          <table:table-cell table:number-columns-repeated="16379"/>
        </table:table-row>
        <table:table-row table:style-name="ro1">
          <table:table-cell office:value-type="float" office:value="100" table:style-name="ce3">
            <text:p>100</text:p>
          </table:table-cell>
          <table:table-cell office:value-type="float" office:value="3.9499999999999998E-7" table:style-name="ce4">
            <text:p>3.95E-07</text:p>
          </table:table-cell>
          <table:table-cell table:style-name="ce2"/>
          <table:table-cell office:value-type="float" office:value="100" table:style-name="ce3">
            <text:p>100</text:p>
          </table:table-cell>
          <table:table-cell office:value-type="float" office:value="2.431E-7" table:formula="of:= AVERAGEIF([.$A$2:.$A$299]; [.D2]; [.$B$2:.$B$299])" table:style-name="ce3">
            <text:p>2.431E-07</text:p>
          </table:table-cell>
          <table:table-cell table:number-columns-repeated="16379"/>
        </table:table-row>
        <table:table-row table:style-name="ro1">
          <table:table-cell office:value-type="float" office:value="100" table:style-name="ce3">
            <text:p>100</text:p>
          </table:table-cell>
          <table:table-cell office:value-type="float" office:value="3.2000000000000001E-7" table:style-name="ce4">
            <text:p>3.20E-07</text:p>
          </table:table-cell>
          <table:table-cell table:style-name="ce2"/>
          <table:table-cell office:value-type="float" office:value="150" table:style-name="ce3">
            <text:p>150</text:p>
          </table:table-cell>
          <table:table-cell office:value-type="float" office:value="2.551E-7" table:formula="of:= AVERAGEIF([.$A$2:.$A$299]; [.D3]; [.$B$2:.$B$299])" table:style-name="ce3">
            <text:p>2.551E-07</text:p>
          </table:table-cell>
          <table:table-cell table:number-columns-repeated="16379"/>
        </table:table-row>
        <table:table-row table:style-name="ro1">
          <table:table-cell office:value-type="float" office:value="100" table:style-name="ce3">
            <text:p>100</text:p>
          </table:table-cell>
          <table:table-cell office:value-type="float" office:value="2.5499999999999999E-7" table:style-name="ce4">
            <text:p>2.55E-07</text:p>
          </table:table-cell>
          <table:table-cell table:style-name="ce2"/>
          <table:table-cell office:value-type="float" office:value="225" table:style-name="ce3">
            <text:p>225</text:p>
          </table:table-cell>
          <table:table-cell office:value-type="float" office:value="2.2570000000000002E-7" table:formula="of:= AVERAGEIF([.$A$2:.$A$299]; [.D4]; [.$B$2:.$B$299])" table:style-name="ce3">
            <text:p>2.257E-07</text:p>
          </table:table-cell>
          <table:table-cell table:number-columns-repeated="16379"/>
        </table:table-row>
        <table:table-row table:style-name="ro1">
          <table:table-cell office:value-type="float" office:value="100" table:style-name="ce3">
            <text:p>100</text:p>
          </table:table-cell>
          <table:table-cell office:value-type="float" office:value="2.4600000000000001E-7" table:style-name="ce4">
            <text:p>2.46E-07</text:p>
          </table:table-cell>
          <table:table-cell table:style-name="ce2"/>
          <table:table-cell office:value-type="float" office:value="337" table:style-name="ce3">
            <text:p>337</text:p>
          </table:table-cell>
          <table:table-cell office:value-type="float" office:value="2.9270000000000002E-7" table:formula="of:= AVERAGEIF([.$A$2:.$A$299]; [.D5]; [.$B$2:.$B$299])" table:style-name="ce3">
            <text:p>2.927E-07</text:p>
          </table:table-cell>
          <table:table-cell table:number-columns-repeated="16379"/>
        </table:table-row>
        <table:table-row table:style-name="ro1">
          <table:table-cell office:value-type="float" office:value="100" table:style-name="ce3">
            <text:p>100</text:p>
          </table:table-cell>
          <table:table-cell office:value-type="float" office:value="2.7099999999999998E-7" table:style-name="ce4">
            <text:p>2.71E-07</text:p>
          </table:table-cell>
          <table:table-cell table:style-name="ce2"/>
          <table:table-cell office:value-type="float" office:value="505" table:style-name="ce3">
            <text:p>505</text:p>
          </table:table-cell>
          <table:table-cell office:value-type="float" office:value="2.7210000000000001E-7" table:formula="of:= AVERAGEIF([.$A$2:.$A$299]; [.D6]; [.$B$2:.$B$299])" table:style-name="ce3">
            <text:p>2.721E-07</text:p>
          </table:table-cell>
          <table:table-cell table:number-columns-repeated="16379"/>
        </table:table-row>
        <table:table-row table:style-name="ro1">
          <table:table-cell office:value-type="float" office:value="100" table:style-name="ce3">
            <text:p>100</text:p>
          </table:table-cell>
          <table:table-cell office:value-type="float" office:value="2.0699999999999999E-7" table:style-name="ce4">
            <text:p>2.07E-07</text:p>
          </table:table-cell>
          <table:table-cell table:style-name="ce2"/>
          <table:table-cell office:value-type="float" office:value="757" table:style-name="ce3">
            <text:p>757</text:p>
          </table:table-cell>
          <table:table-cell office:value-type="float" office:value="3.3529999999999994E-7" table:formula="of:= AVERAGEIF([.$A$2:.$A$299]; [.D7]; [.$B$2:.$B$299])" table:style-name="ce3">
            <text:p>3.353E-07</text:p>
          </table:table-cell>
          <table:table-cell table:number-columns-repeated="16379"/>
        </table:table-row>
        <table:table-row table:style-name="ro1">
          <table:table-cell office:value-type="float" office:value="100" table:style-name="ce3">
            <text:p>100</text:p>
          </table:table-cell>
          <table:table-cell office:value-type="float" office:value="1.86E-7" table:style-name="ce4">
            <text:p>1.86E-07</text:p>
          </table:table-cell>
          <table:table-cell table:style-name="ce2"/>
          <table:table-cell office:value-type="float" office:value="1135" table:style-name="ce3">
            <text:p>1135</text:p>
          </table:table-cell>
          <table:table-cell office:value-type="float" office:value="3.0990000000000004E-7" table:formula="of:= AVERAGEIF([.$A$2:.$A$299]; [.D8]; [.$B$2:.$B$299])" table:style-name="ce3">
            <text:p>3.099E-07</text:p>
          </table:table-cell>
          <table:table-cell table:number-columns-repeated="16379"/>
        </table:table-row>
        <table:table-row table:style-name="ro1">
          <table:table-cell office:value-type="float" office:value="100" table:style-name="ce3">
            <text:p>100</text:p>
          </table:table-cell>
          <table:table-cell office:value-type="float" office:value="1.6899999999999999E-7" table:style-name="ce4">
            <text:p>1.69E-07</text:p>
          </table:table-cell>
          <table:table-cell table:style-name="ce2"/>
          <table:table-cell office:value-type="float" office:value="1702" table:style-name="ce3">
            <text:p>1702</text:p>
          </table:table-cell>
          <table:table-cell office:value-type="float" office:value="2.917E-7" table:formula="of:= AVERAGEIF([.$A$2:.$A$299]; [.D9]; [.$B$2:.$B$299])" table:style-name="ce3">
            <text:p>2.917E-07</text:p>
          </table:table-cell>
          <table:table-cell table:number-columns-repeated="16379"/>
        </table:table-row>
        <table:table-row table:style-name="ro1">
          <table:table-cell office:value-type="float" office:value="100" table:style-name="ce3">
            <text:p>100</text:p>
          </table:table-cell>
          <table:table-cell office:value-type="float" office:value="1.79E-7" table:style-name="ce4">
            <text:p>1.79E-07</text:p>
          </table:table-cell>
          <table:table-cell table:style-name="ce2"/>
          <table:table-cell office:value-type="float" office:value="2553" table:style-name="ce3">
            <text:p>2553</text:p>
          </table:table-cell>
          <table:table-cell office:value-type="float" office:value="2.8690000000000001E-7" table:formula="of:= AVERAGEIF([.$A$2:.$A$299]; [.D10]; [.$B$2:.$B$299])" table:style-name="ce3">
            <text:p>2.869E-07</text:p>
          </table:table-cell>
          <table:table-cell table:number-columns-repeated="16379"/>
        </table:table-row>
        <table:table-row table:style-name="ro1">
          <table:table-cell office:value-type="float" office:value="100" table:style-name="ce3">
            <text:p>100</text:p>
          </table:table-cell>
          <table:table-cell office:value-type="float" office:value="2.03E-7" table:style-name="ce4">
            <text:p>2.03E-07</text:p>
          </table:table-cell>
          <table:table-cell table:style-name="ce2"/>
          <table:table-cell office:value-type="float" office:value="3829" table:style-name="ce3">
            <text:p>3829</text:p>
          </table:table-cell>
          <table:table-cell office:value-type="float" office:value="3.6560000000000004E-7" table:formula="of:= AVERAGEIF([.$A$2:.$A$299]; [.D11]; [.$B$2:.$B$299])" table:style-name="ce3">
            <text:p>3.656E-07</text:p>
          </table:table-cell>
          <table:table-cell table:number-columns-repeated="16379"/>
        </table:table-row>
        <table:table-row table:style-name="ro1">
          <table:table-cell office:value-type="float" office:value="150" table:style-name="ce3">
            <text:p>150</text:p>
          </table:table-cell>
          <table:table-cell office:value-type="float" office:value="3.0199999999999998E-7" table:style-name="ce4">
            <text:p>3.02E-07</text:p>
          </table:table-cell>
          <table:table-cell table:style-name="ce2"/>
          <table:table-cell office:value-type="float" office:value="5743" table:style-name="ce3">
            <text:p>5743</text:p>
          </table:table-cell>
          <table:table-cell office:value-type="float" office:value="4.0289999999999999E-7" table:formula="of:= AVERAGEIF([.$A$2:.$A$299]; [.D12]; [.$B$2:.$B$299])" table:style-name="ce3">
            <text:p>4.029E-07</text:p>
          </table:table-cell>
          <table:table-cell table:number-columns-repeated="16379"/>
        </table:table-row>
        <table:table-row table:style-name="ro1">
          <table:table-cell office:value-type="float" office:value="150" table:style-name="ce3">
            <text:p>150</text:p>
          </table:table-cell>
          <table:table-cell office:value-type="float" office:value="3.1800000000000002E-7" table:style-name="ce4">
            <text:p>3.18E-07</text:p>
          </table:table-cell>
          <table:table-cell table:style-name="ce2"/>
          <table:table-cell office:value-type="float" office:value="8614" table:style-name="ce3">
            <text:p>8614</text:p>
          </table:table-cell>
          <table:table-cell office:value-type="float" office:value="3.9709999999999998E-7" table:formula="of:= AVERAGEIF([.$A$2:.$A$299]; [.D13]; [.$B$2:.$B$299])" table:style-name="ce3">
            <text:p>3.971E-07</text:p>
          </table:table-cell>
          <table:table-cell table:number-columns-repeated="16379"/>
        </table:table-row>
        <table:table-row table:style-name="ro1">
          <table:table-cell office:value-type="float" office:value="150" table:style-name="ce3">
            <text:p>150</text:p>
          </table:table-cell>
          <table:table-cell office:value-type="float" office:value="2.8299999999999998E-7" table:style-name="ce4">
            <text:p>2.83E-07</text:p>
          </table:table-cell>
          <table:table-cell table:style-name="ce2"/>
          <table:table-cell office:value-type="float" office:value="12921" table:style-name="ce3">
            <text:p>12921</text:p>
          </table:table-cell>
          <table:table-cell office:value-type="float" office:value="3.7029999999999997E-7" table:formula="of:= AVERAGEIF([.$A$2:.$A$299]; [.D14]; [.$B$2:.$B$299])" table:style-name="ce3">
            <text:p>3.703E-07</text:p>
          </table:table-cell>
          <table:table-cell table:number-columns-repeated="16379"/>
        </table:table-row>
        <table:table-row table:style-name="ro1">
          <table:table-cell office:value-type="float" office:value="150" table:style-name="ce3">
            <text:p>150</text:p>
          </table:table-cell>
          <table:table-cell office:value-type="float" office:value="2.4900000000000002E-7" table:style-name="ce4">
            <text:p>2.49E-07</text:p>
          </table:table-cell>
          <table:table-cell table:style-name="ce2"/>
          <table:table-cell office:value-type="float" office:value="19381" table:style-name="ce3">
            <text:p>19381</text:p>
          </table:table-cell>
          <table:table-cell office:value-type="float" office:value="7.0419999999999986E-7" table:formula="of:= AVERAGEIF([.$A$2:.$A$299]; [.D15]; [.$B$2:.$B$299])" table:style-name="ce3">
            <text:p>7.042E-07</text:p>
          </table:table-cell>
          <table:table-cell table:number-columns-repeated="16379"/>
        </table:table-row>
        <table:table-row table:style-name="ro1">
          <table:table-cell office:value-type="float" office:value="150" table:style-name="ce3">
            <text:p>150</text:p>
          </table:table-cell>
          <table:table-cell office:value-type="float" office:value="2.2000000000000001E-7" table:style-name="ce4">
            <text:p>2.20E-07</text:p>
          </table:table-cell>
          <table:table-cell table:style-name="ce2"/>
          <table:table-cell office:value-type="float" office:value="29071" table:style-name="ce3">
            <text:p>29071</text:p>
          </table:table-cell>
          <table:table-cell office:value-type="float" office:value="1.1514000000000001E-6" table:formula="of:= AVERAGEIF([.$A$2:.$A$299]; [.D16]; [.$B$2:.$B$299])" table:style-name="ce3">
            <text:p>1.1514E-06</text:p>
          </table:table-cell>
          <table:table-cell table:number-columns-repeated="16379"/>
        </table:table-row>
        <table:table-row table:style-name="ro1">
          <table:table-cell office:value-type="float" office:value="150" table:style-name="ce3">
            <text:p>150</text:p>
          </table:table-cell>
          <table:table-cell office:value-type="float" office:value="1.9600000000000001E-7" table:style-name="ce4">
            <text:p>1.96E-07</text:p>
          </table:table-cell>
          <table:table-cell table:style-name="ce2"/>
          <table:table-cell office:value-type="float" office:value="43606" table:style-name="ce3">
            <text:p>43606</text:p>
          </table:table-cell>
          <table:table-cell office:value-type="float" office:value="1.0924999999999997E-6" table:formula="of:= AVERAGEIF([.$A$2:.$A$299]; [.D17]; [.$B$2:.$B$299])" table:style-name="ce3">
            <text:p>1.0925E-06</text:p>
          </table:table-cell>
          <table:table-cell table:number-columns-repeated="16379"/>
        </table:table-row>
        <table:table-row table:style-name="ro1">
          <table:table-cell office:value-type="float" office:value="150" table:style-name="ce3">
            <text:p>150</text:p>
          </table:table-cell>
          <table:table-cell office:value-type="float" office:value="1.9500000000000001E-7" table:style-name="ce4">
            <text:p>1.95E-07</text:p>
          </table:table-cell>
          <table:table-cell table:style-name="ce2"/>
          <table:table-cell office:value-type="float" office:value="65409" table:style-name="ce3">
            <text:p>65409</text:p>
          </table:table-cell>
          <table:table-cell office:value-type="float" office:value="1.1311999999999999E-6" table:formula="of:= AVERAGEIF([.$A$2:.$A$299]; [.D18]; [.$B$2:.$B$299])" table:style-name="ce3">
            <text:p>1.1312E-06</text:p>
          </table:table-cell>
          <table:table-cell table:number-columns-repeated="16379"/>
        </table:table-row>
        <table:table-row table:style-name="ro1">
          <table:table-cell office:value-type="float" office:value="150" table:style-name="ce3">
            <text:p>150</text:p>
          </table:table-cell>
          <table:table-cell office:value-type="float" office:value="3.0499999999999999E-7" table:style-name="ce4">
            <text:p>3.05E-07</text:p>
          </table:table-cell>
          <table:table-cell table:style-name="ce2"/>
          <table:table-cell office:value-type="float" office:value="98113" table:style-name="ce3">
            <text:p>98113</text:p>
          </table:table-cell>
          <table:table-cell office:value-type="float" office:value="1.4708999999999998E-6" table:formula="of:= AVERAGEIF([.$A$2:.$A$299]; [.D19]; [.$B$2:.$B$299])" table:style-name="ce3">
            <text:p>1.4709E-06</text:p>
          </table:table-cell>
          <table:table-cell table:number-columns-repeated="16379"/>
        </table:table-row>
        <table:table-row table:style-name="ro1">
          <table:table-cell office:value-type="float" office:value="150" table:style-name="ce3">
            <text:p>150</text:p>
          </table:table-cell>
          <table:table-cell office:value-type="float" office:value="2.4699999999999998E-7" table:style-name="ce4">
            <text:p>2.47E-07</text:p>
          </table:table-cell>
          <table:table-cell table:style-name="ce2"/>
          <table:table-cell office:value-type="float" office:value="147169" table:style-name="ce3">
            <text:p>147169</text:p>
          </table:table-cell>
          <table:table-cell office:value-type="float" office:value="1.7481999999999996E-6" table:formula="of:= AVERAGEIF([.$A$2:.$A$299]; [.D20]; [.$B$2:.$B$299])" table:style-name="ce3">
            <text:p>1.7482E-06</text:p>
          </table:table-cell>
          <table:table-cell table:number-columns-repeated="16379"/>
        </table:table-row>
        <table:table-row table:style-name="ro1">
          <table:table-cell office:value-type="float" office:value="150" table:style-name="ce3">
            <text:p>150</text:p>
          </table:table-cell>
          <table:table-cell office:value-type="float" office:value="2.36E-7" table:style-name="ce4">
            <text:p>2.36E-07</text:p>
          </table:table-cell>
          <table:table-cell table:style-name="ce2"/>
          <table:table-cell office:value-type="float" office:value="220753" table:style-name="ce3">
            <text:p>220753</text:p>
          </table:table-cell>
          <table:table-cell office:value-type="float" office:value="1.4541E-6" table:formula="of:= AVERAGEIF([.$A$2:.$A$299]; [.D21]; [.$B$2:.$B$299])" table:style-name="ce3">
            <text:p>1.4541E-06</text:p>
          </table:table-cell>
          <table:table-cell table:number-columns-repeated="16379"/>
        </table:table-row>
        <table:table-row table:style-name="ro1">
          <table:table-cell office:value-type="float" office:value="225" table:style-name="ce3">
            <text:p>225</text:p>
          </table:table-cell>
          <table:table-cell office:value-type="float" office:value="2.48E-7" table:style-name="ce4">
            <text:p>2.48E-07</text:p>
          </table:table-cell>
          <table:table-cell table:style-name="ce2"/>
          <table:table-cell office:value-type="float" office:value="331129" table:style-name="ce3">
            <text:p>331129</text:p>
          </table:table-cell>
          <table:table-cell office:value-type="float" office:value="2.6034000000000003E-6" table:formula="of:= AVERAGEIF([.$A$2:.$A$299]; [.D22]; [.$B$2:.$B$299])" table:style-name="ce3">
            <text:p>2.6034E-06</text:p>
          </table:table-cell>
          <table:table-cell table:number-columns-repeated="16379"/>
        </table:table-row>
        <table:table-row table:style-name="ro1">
          <table:table-cell office:value-type="float" office:value="225" table:style-name="ce3">
            <text:p>225</text:p>
          </table:table-cell>
          <table:table-cell office:value-type="float" office:value="1.8900000000000001E-7" table:style-name="ce4">
            <text:p>1.89E-07</text:p>
          </table:table-cell>
          <table:table-cell table:style-name="ce2"/>
          <table:table-cell office:value-type="float" office:value="496693" table:style-name="ce3">
            <text:p>496693</text:p>
          </table:table-cell>
          <table:table-cell office:value-type="float" office:value="2.2430999999999998E-6" table:formula="of:= AVERAGEIF([.$A$2:.$A$299]; [.D23]; [.$B$2:.$B$299])" table:style-name="ce3">
            <text:p>2.2431E-06</text:p>
          </table:table-cell>
          <table:table-cell table:number-columns-repeated="16379"/>
        </table:table-row>
        <table:table-row table:style-name="ro1">
          <table:table-cell office:value-type="float" office:value="225" table:style-name="ce3">
            <text:p>225</text:p>
          </table:table-cell>
          <table:table-cell office:value-type="float" office:value="2.1500000000000001E-7" table:style-name="ce4">
            <text:p>2.15E-07</text:p>
          </table:table-cell>
          <table:table-cell table:style-name="ce2"/>
          <table:table-cell office:value-type="float" office:value="745039" table:style-name="ce3">
            <text:p>745039</text:p>
          </table:table-cell>
          <table:table-cell office:value-type="float" office:value="2.6241E-6" table:formula="of:= AVERAGEIF([.$A$2:.$A$299]; [.D24]; [.$B$2:.$B$299])" table:style-name="ce3">
            <text:p>2.6241E-06</text:p>
          </table:table-cell>
          <table:table-cell table:number-columns-repeated="16379"/>
        </table:table-row>
        <table:table-row table:style-name="ro1">
          <table:table-cell office:value-type="float" office:value="225" table:style-name="ce3">
            <text:p>225</text:p>
          </table:table-cell>
          <table:table-cell office:value-type="float" office:value="2.7599999999999998E-7" table:style-name="ce4">
            <text:p>2.76E-07</text:p>
          </table:table-cell>
          <table:table-cell table:style-name="ce2"/>
          <table:table-cell office:value-type="float" office:value="1117558" table:style-name="ce3">
            <text:p>1117558</text:p>
          </table:table-cell>
          <table:table-cell office:value-type="float" office:value="2.9791000000000004E-6" table:formula="of:= AVERAGEIF([.$A$2:.$A$299]; [.D25]; [.$B$2:.$B$299])" table:style-name="ce3">
            <text:p>2.9791E-06</text:p>
          </table:table-cell>
          <table:table-cell table:number-columns-repeated="16379"/>
        </table:table-row>
        <table:table-row table:style-name="ro1">
          <table:table-cell office:value-type="float" office:value="225" table:style-name="ce3">
            <text:p>225</text:p>
          </table:table-cell>
          <table:table-cell office:value-type="float" office:value="2.29E-7" table:style-name="ce4">
            <text:p>2.29E-07</text:p>
          </table:table-cell>
          <table:table-cell table:style-name="ce2"/>
          <table:table-cell office:value-type="float" office:value="1676337" table:style-name="ce3">
            <text:p>1676337</text:p>
          </table:table-cell>
          <table:table-cell office:value-type="float" office:value="3.2616999999999996E-6" table:formula="of:= AVERAGEIF([.$A$2:.$A$299]; [.D26]; [.$B$2:.$B$299])" table:style-name="ce3">
            <text:p>3.2617E-06</text:p>
          </table:table-cell>
          <table:table-cell table:number-columns-repeated="16379"/>
        </table:table-row>
        <table:table-row table:style-name="ro1">
          <table:table-cell office:value-type="float" office:value="225" table:style-name="ce3">
            <text:p>225</text:p>
          </table:table-cell>
          <table:table-cell office:value-type="float" office:value="2.4600000000000001E-7" table:style-name="ce4">
            <text:p>2.46E-07</text:p>
          </table:table-cell>
          <table:table-cell table:style-name="ce2"/>
          <table:table-cell office:value-type="float" office:value="2514505" table:style-name="ce3">
            <text:p>2514505</text:p>
          </table:table-cell>
          <table:table-cell office:value-type="float" office:value="3.8514000000000001E-6" table:formula="of:= AVERAGEIF([.$A$2:.$A$299]; [.D27]; [.$B$2:.$B$299])" table:style-name="ce3">
            <text:p>3.8514E-06</text:p>
          </table:table-cell>
          <table:table-cell table:number-columns-repeated="16379"/>
        </table:table-row>
        <table:table-row table:style-name="ro1">
          <table:table-cell office:value-type="float" office:value="225" table:style-name="ce3">
            <text:p>225</text:p>
          </table:table-cell>
          <table:table-cell office:value-type="float" office:value="2.1299999999999999E-7" table:style-name="ce4">
            <text:p>2.13E-07</text:p>
          </table:table-cell>
          <table:table-cell table:style-name="ce2"/>
          <table:table-cell office:value-type="float" office:value="3771757" table:style-name="ce3">
            <text:p>3771757</text:p>
          </table:table-cell>
          <table:table-cell office:value-type="float" office:value="3.6650000000000005E-6" table:formula="of:= AVERAGEIF([.$A$2:.$A$299]; [.D28]; [.$B$2:.$B$299])" table:style-name="ce3">
            <text:p>0.000003665</text:p>
          </table:table-cell>
          <table:table-cell table:number-columns-repeated="16379"/>
        </table:table-row>
        <table:table-row table:style-name="ro1">
          <table:table-cell office:value-type="float" office:value="225" table:style-name="ce3">
            <text:p>225</text:p>
          </table:table-cell>
          <table:table-cell office:value-type="float" office:value="2.35E-7" table:style-name="ce4">
            <text:p>2.35E-07</text:p>
          </table:table-cell>
          <table:table-cell table:style-name="ce2"/>
          <table:table-cell office:value-type="float" office:value="5657635" table:style-name="ce3">
            <text:p>5657635</text:p>
          </table:table-cell>
          <table:table-cell office:value-type="float" office:value="3.7462999999999996E-6" table:formula="of:= AVERAGEIF([.$A$2:.$A$299]; [.D29]; [.$B$2:.$B$299])" table:style-name="ce3">
            <text:p>3.7463E-06</text:p>
          </table:table-cell>
          <table:table-cell table:number-columns-repeated="16379"/>
        </table:table-row>
        <table:table-row table:style-name="ro1">
          <table:table-cell office:value-type="float" office:value="225" table:style-name="ce3">
            <text:p>225</text:p>
          </table:table-cell>
          <table:table-cell office:value-type="float" office:value="1.86E-7" table:style-name="ce4">
            <text:p>1.86E-07</text:p>
          </table:table-cell>
          <table:table-cell table:style-name="ce2"/>
          <table:table-cell office:value-type="float" office:value="8486452" table:style-name="ce3">
            <text:p>8486452</text:p>
          </table:table-cell>
          <table:table-cell office:value-type="float" office:value="4.6460000000000001E-6" table:formula="of:= AVERAGEIF([.$A$2:.$A$299]; [.D30]; [.$B$2:.$B$299])" table:style-name="ce3">
            <text:p>0.000004646</text:p>
          </table:table-cell>
          <table:table-cell table:number-columns-repeated="16379"/>
        </table:table-row>
        <table:table-row table:style-name="ro1">
          <table:table-cell office:value-type="float" office:value="225" table:style-name="ce3">
            <text:p>225</text:p>
          </table:table-cell>
          <table:table-cell office:value-type="float" office:value="2.2000000000000001E-7" table:style-name="ce4">
            <text:p>2.20E-07</text:p>
          </table:table-cell>
          <table:table-cell table:style-name="ce2"/>
          <table:table-cell office:value-type="float" office:value="12729678" table:style-name="ce3">
            <text:p>12729678</text:p>
          </table:table-cell>
          <table:table-cell office:value-type="float" office:value="4.3458750000000001E-6" table:formula="of:= AVERAGEIF([.$A$2:.$A$299]; [.D31]; [.$B$2:.$B$299])" table:style-name="ce3">
            <text:p>4.34588E-06</text:p>
          </table:table-cell>
          <table:table-cell table:number-columns-repeated="16379"/>
        </table:table-row>
        <table:table-row table:style-name="ro1">
          <table:table-cell office:value-type="float" office:value="337" table:style-name="ce3">
            <text:p>337</text:p>
          </table:table-cell>
          <table:table-cell office:value-type="float" office:value="1.7100000000000001E-7" table:style-name="ce4">
            <text:p>1.71E-07</text:p>
          </table:table-cell>
          <table:table-cell table:number-columns-repeated="16382" table:style-name="ce2"/>
        </table:table-row>
        <table:table-row table:style-name="ro1">
          <table:table-cell office:value-type="float" office:value="337" table:style-name="ce3">
            <text:p>337</text:p>
          </table:table-cell>
          <table:table-cell office:value-type="float" office:value="1.8099999999999999E-7" table:style-name="ce4">
            <text:p>1.81E-07</text:p>
          </table:table-cell>
          <table:table-cell table:number-columns-repeated="16382"/>
        </table:table-row>
        <table:table-row table:style-name="ro1">
          <table:table-cell office:value-type="float" office:value="337" table:style-name="ce3">
            <text:p>337</text:p>
          </table:table-cell>
          <table:table-cell office:value-type="float" office:value="2.5699999999999999E-7" table:style-name="ce4">
            <text:p>2.57E-07</text:p>
          </table:table-cell>
          <table:table-cell table:number-columns-repeated="16382"/>
        </table:table-row>
        <table:table-row table:style-name="ro1">
          <table:table-cell office:value-type="float" office:value="337" table:style-name="ce3">
            <text:p>337</text:p>
          </table:table-cell>
          <table:table-cell office:value-type="float" office:value="2.8000000000000002E-7" table:style-name="ce4">
            <text:p>2.80E-07</text:p>
          </table:table-cell>
          <table:table-cell table:number-columns-repeated="16382"/>
        </table:table-row>
        <table:table-row table:style-name="ro1">
          <table:table-cell office:value-type="float" office:value="337" table:style-name="ce3">
            <text:p>337</text:p>
          </table:table-cell>
          <table:table-cell office:value-type="float" office:value="2.23E-7" table:style-name="ce4">
            <text:p>2.23E-07</text:p>
          </table:table-cell>
          <table:table-cell table:number-columns-repeated="16382"/>
        </table:table-row>
        <table:table-row table:style-name="ro1">
          <table:table-cell office:value-type="float" office:value="337" table:style-name="ce3">
            <text:p>337</text:p>
          </table:table-cell>
          <table:table-cell office:value-type="float" office:value="3.3700000000000001E-7" table:style-name="ce4">
            <text:p>3.37E-07</text:p>
          </table:table-cell>
          <table:table-cell table:number-columns-repeated="16382"/>
        </table:table-row>
        <table:table-row table:style-name="ro1">
          <table:table-cell office:value-type="float" office:value="337" table:style-name="ce3">
            <text:p>337</text:p>
          </table:table-cell>
          <table:table-cell office:value-type="float" office:value="6.4499999999999997E-7" table:style-name="ce4">
            <text:p>6.45E-07</text:p>
          </table:table-cell>
          <table:table-cell table:number-columns-repeated="16382"/>
        </table:table-row>
        <table:table-row table:style-name="ro1">
          <table:table-cell office:value-type="float" office:value="337" table:style-name="ce3">
            <text:p>337</text:p>
          </table:table-cell>
          <table:table-cell office:value-type="float" office:value="2.6199999999999999E-7" table:style-name="ce4">
            <text:p>2.62E-07</text:p>
          </table:table-cell>
          <table:table-cell table:number-columns-repeated="16382"/>
        </table:table-row>
        <table:table-row table:style-name="ro1">
          <table:table-cell office:value-type="float" office:value="337" table:style-name="ce3">
            <text:p>337</text:p>
          </table:table-cell>
          <table:table-cell office:value-type="float" office:value="3.46E-7" table:style-name="ce4">
            <text:p>3.46E-07</text:p>
          </table:table-cell>
          <table:table-cell table:number-columns-repeated="16382"/>
        </table:table-row>
        <table:table-row table:style-name="ro1">
          <table:table-cell office:value-type="float" office:value="337" table:style-name="ce3">
            <text:p>337</text:p>
          </table:table-cell>
          <table:table-cell office:value-type="float" office:value="2.2499999999999999E-7" table:style-name="ce4">
            <text:p>2.25E-07</text:p>
          </table:table-cell>
          <table:table-cell table:number-columns-repeated="16382"/>
        </table:table-row>
        <table:table-row table:style-name="ro1">
          <table:table-cell office:value-type="float" office:value="505" table:style-name="ce3">
            <text:p>505</text:p>
          </table:table-cell>
          <table:table-cell office:value-type="float" office:value="3.41E-7" table:style-name="ce4">
            <text:p>3.41E-07</text:p>
          </table:table-cell>
          <table:table-cell table:number-columns-repeated="16382"/>
        </table:table-row>
        <table:table-row table:style-name="ro1">
          <table:table-cell office:value-type="float" office:value="505" table:style-name="ce3">
            <text:p>505</text:p>
          </table:table-cell>
          <table:table-cell office:value-type="float" office:value="2.4600000000000001E-7" table:style-name="ce4">
            <text:p>2.46E-07</text:p>
          </table:table-cell>
          <table:table-cell table:number-columns-repeated="16382"/>
        </table:table-row>
        <table:table-row table:style-name="ro1">
          <table:table-cell office:value-type="float" office:value="505" table:style-name="ce3">
            <text:p>505</text:p>
          </table:table-cell>
          <table:table-cell office:value-type="float" office:value="2.5800000000000001E-7" table:style-name="ce4">
            <text:p>2.58E-07</text:p>
          </table:table-cell>
          <table:table-cell table:number-columns-repeated="16382"/>
        </table:table-row>
        <table:table-row table:style-name="ro1">
          <table:table-cell office:value-type="float" office:value="505" table:style-name="ce3">
            <text:p>505</text:p>
          </table:table-cell>
          <table:table-cell office:value-type="float" office:value="2.6199999999999999E-7" table:style-name="ce4">
            <text:p>2.62E-07</text:p>
          </table:table-cell>
          <table:table-cell table:number-columns-repeated="16382"/>
        </table:table-row>
        <table:table-row table:style-name="ro1">
          <table:table-cell office:value-type="float" office:value="505" table:style-name="ce3">
            <text:p>505</text:p>
          </table:table-cell>
          <table:table-cell office:value-type="float" office:value="2.6600000000000003E-7" table:style-name="ce4">
            <text:p>2.66E-07</text:p>
          </table:table-cell>
          <table:table-cell table:number-columns-repeated="16382"/>
        </table:table-row>
        <table:table-row table:style-name="ro1">
          <table:table-cell office:value-type="float" office:value="505" table:style-name="ce3">
            <text:p>505</text:p>
          </table:table-cell>
          <table:table-cell office:value-type="float" office:value="2.8299999999999998E-7" table:style-name="ce4">
            <text:p>2.83E-07</text:p>
          </table:table-cell>
          <table:table-cell table:number-columns-repeated="16382"/>
        </table:table-row>
        <table:table-row table:style-name="ro1">
          <table:table-cell office:value-type="float" office:value="505" table:style-name="ce3">
            <text:p>505</text:p>
          </table:table-cell>
          <table:table-cell office:value-type="float" office:value="2.6800000000000002E-7" table:style-name="ce4">
            <text:p>2.68E-07</text:p>
          </table:table-cell>
          <table:table-cell table:number-columns-repeated="16382"/>
        </table:table-row>
        <table:table-row table:style-name="ro1">
          <table:table-cell office:value-type="float" office:value="505" table:style-name="ce3">
            <text:p>505</text:p>
          </table:table-cell>
          <table:table-cell office:value-type="float" office:value="2.0699999999999999E-7" table:style-name="ce4">
            <text:p>2.07E-07</text:p>
          </table:table-cell>
          <table:table-cell table:number-columns-repeated="16382"/>
        </table:table-row>
        <table:table-row table:style-name="ro1">
          <table:table-cell office:value-type="float" office:value="505" table:style-name="ce3">
            <text:p>505</text:p>
          </table:table-cell>
          <table:table-cell office:value-type="float" office:value="2.91E-7" table:style-name="ce4">
            <text:p>2.91E-07</text:p>
          </table:table-cell>
          <table:table-cell table:number-columns-repeated="16382"/>
        </table:table-row>
        <table:table-row table:style-name="ro1">
          <table:table-cell office:value-type="float" office:value="505" table:style-name="ce3">
            <text:p>505</text:p>
          </table:table-cell>
          <table:table-cell office:value-type="float" office:value="2.9900000000000002E-7" table:style-name="ce4">
            <text:p>2.99E-07</text:p>
          </table:table-cell>
          <table:table-cell table:number-columns-repeated="16382"/>
        </table:table-row>
        <table:table-row table:style-name="ro1">
          <table:table-cell office:value-type="float" office:value="757" table:style-name="ce3">
            <text:p>757</text:p>
          </table:table-cell>
          <table:table-cell office:value-type="float" office:value="3.8599999999999999E-7" table:style-name="ce4">
            <text:p>3.86E-07</text:p>
          </table:table-cell>
          <table:table-cell table:number-columns-repeated="16382"/>
        </table:table-row>
        <table:table-row table:style-name="ro1">
          <table:table-cell office:value-type="float" office:value="757" table:style-name="ce3">
            <text:p>757</text:p>
          </table:table-cell>
          <table:table-cell office:value-type="float" office:value="3.0199999999999998E-7" table:style-name="ce4">
            <text:p>3.02E-07</text:p>
          </table:table-cell>
          <table:table-cell table:number-columns-repeated="16382"/>
        </table:table-row>
        <table:table-row table:style-name="ro1">
          <table:table-cell office:value-type="float" office:value="757" table:style-name="ce3">
            <text:p>757</text:p>
          </table:table-cell>
          <table:table-cell office:value-type="float" office:value="2.8599999999999999E-7" table:style-name="ce4">
            <text:p>2.86E-07</text:p>
          </table:table-cell>
          <table:table-cell table:number-columns-repeated="16382"/>
        </table:table-row>
        <table:table-row table:style-name="ro1">
          <table:table-cell office:value-type="float" office:value="757" table:style-name="ce3">
            <text:p>757</text:p>
          </table:table-cell>
          <table:table-cell office:value-type="float" office:value="2.67E-7" table:style-name="ce4">
            <text:p>2.67E-07</text:p>
          </table:table-cell>
          <table:table-cell table:number-columns-repeated="16382"/>
        </table:table-row>
        <table:table-row table:style-name="ro1">
          <table:table-cell office:value-type="float" office:value="757" table:style-name="ce3">
            <text:p>757</text:p>
          </table:table-cell>
          <table:table-cell office:value-type="float" office:value="3.5199999999999998E-7" table:style-name="ce4">
            <text:p>3.52E-07</text:p>
          </table:table-cell>
          <table:table-cell table:number-columns-repeated="16382"/>
        </table:table-row>
        <table:table-row table:style-name="ro1">
          <table:table-cell office:value-type="float" office:value="757" table:style-name="ce3">
            <text:p>757</text:p>
          </table:table-cell>
          <table:table-cell office:value-type="float" office:value="3.6699999999999999E-7" table:style-name="ce4">
            <text:p>3.67E-07</text:p>
          </table:table-cell>
          <table:table-cell table:number-columns-repeated="16382"/>
        </table:table-row>
        <table:table-row table:style-name="ro1">
          <table:table-cell office:value-type="float" office:value="757" table:style-name="ce3">
            <text:p>757</text:p>
          </table:table-cell>
          <table:table-cell office:value-type="float" office:value="3.2399999999999999E-7" table:style-name="ce4">
            <text:p>3.24E-07</text:p>
          </table:table-cell>
          <table:table-cell table:number-columns-repeated="16382"/>
        </table:table-row>
        <table:table-row table:style-name="ro1">
          <table:table-cell office:value-type="float" office:value="757" table:style-name="ce3">
            <text:p>757</text:p>
          </table:table-cell>
          <table:table-cell office:value-type="float" office:value="3.3599999999999999E-7" table:style-name="ce4">
            <text:p>3.36E-07</text:p>
          </table:table-cell>
          <table:table-cell table:number-columns-repeated="16382"/>
        </table:table-row>
        <table:table-row table:style-name="ro1">
          <table:table-cell office:value-type="float" office:value="757" table:style-name="ce3">
            <text:p>757</text:p>
          </table:table-cell>
          <table:table-cell office:value-type="float" office:value="4.63E-7" table:style-name="ce4">
            <text:p>4.63E-07</text:p>
          </table:table-cell>
          <table:table-cell table:number-columns-repeated="16382"/>
        </table:table-row>
        <table:table-row table:style-name="ro1">
          <table:table-cell office:value-type="float" office:value="757" table:style-name="ce3">
            <text:p>757</text:p>
          </table:table-cell>
          <table:table-cell office:value-type="float" office:value="2.7000000000000001E-7" table:style-name="ce4">
            <text:p>2.70E-07</text:p>
          </table:table-cell>
          <table:table-cell table:number-columns-repeated="16382"/>
        </table:table-row>
        <table:table-row table:style-name="ro1">
          <table:table-cell office:value-type="float" office:value="1135" table:style-name="ce3">
            <text:p>1135</text:p>
          </table:table-cell>
          <table:table-cell office:value-type="float" office:value="2.3200000000000001E-7" table:style-name="ce4">
            <text:p>2.32E-07</text:p>
          </table:table-cell>
          <table:table-cell table:number-columns-repeated="16382"/>
        </table:table-row>
        <table:table-row table:style-name="ro1">
          <table:table-cell office:value-type="float" office:value="1135" table:style-name="ce3">
            <text:p>1135</text:p>
          </table:table-cell>
          <table:table-cell office:value-type="float" office:value="3.03E-7" table:style-name="ce4">
            <text:p>3.03E-07</text:p>
          </table:table-cell>
          <table:table-cell table:number-columns-repeated="16382"/>
        </table:table-row>
        <table:table-row table:style-name="ro1">
          <table:table-cell office:value-type="float" office:value="1135" table:style-name="ce3">
            <text:p>1135</text:p>
          </table:table-cell>
          <table:table-cell office:value-type="float" office:value="2.9999999999999999E-7" table:style-name="ce4">
            <text:p>3.00E-07</text:p>
          </table:table-cell>
          <table:table-cell table:number-columns-repeated="16382"/>
        </table:table-row>
        <table:table-row table:style-name="ro1">
          <table:table-cell office:value-type="float" office:value="1135" table:style-name="ce3">
            <text:p>1135</text:p>
          </table:table-cell>
          <table:table-cell office:value-type="float" office:value="3.4299999999999999E-7" table:style-name="ce4">
            <text:p>3.43E-07</text:p>
          </table:table-cell>
          <table:table-cell table:number-columns-repeated="16382"/>
        </table:table-row>
        <table:table-row table:style-name="ro1">
          <table:table-cell office:value-type="float" office:value="1135" table:style-name="ce3">
            <text:p>1135</text:p>
          </table:table-cell>
          <table:table-cell office:value-type="float" office:value="3.6199999999999999E-7" table:style-name="ce4">
            <text:p>3.62E-07</text:p>
          </table:table-cell>
          <table:table-cell table:number-columns-repeated="16382"/>
        </table:table-row>
        <table:table-row table:style-name="ro1">
          <table:table-cell office:value-type="float" office:value="1135" table:style-name="ce3">
            <text:p>1135</text:p>
          </table:table-cell>
          <table:table-cell office:value-type="float" office:value="4.4499999999999997E-7" table:style-name="ce4">
            <text:p>4.45E-07</text:p>
          </table:table-cell>
          <table:table-cell table:number-columns-repeated="16382"/>
        </table:table-row>
        <table:table-row table:style-name="ro1">
          <table:table-cell office:value-type="float" office:value="1135" table:style-name="ce3">
            <text:p>1135</text:p>
          </table:table-cell>
          <table:table-cell office:value-type="float" office:value="2.5800000000000001E-7" table:style-name="ce4">
            <text:p>2.58E-07</text:p>
          </table:table-cell>
          <table:table-cell table:number-columns-repeated="16382"/>
        </table:table-row>
        <table:table-row table:style-name="ro1">
          <table:table-cell office:value-type="float" office:value="1135" table:style-name="ce3">
            <text:p>1135</text:p>
          </table:table-cell>
          <table:table-cell office:value-type="float" office:value="2.8999999999999998E-7" table:style-name="ce4">
            <text:p>2.90E-07</text:p>
          </table:table-cell>
          <table:table-cell table:number-columns-repeated="16382"/>
        </table:table-row>
        <table:table-row table:style-name="ro1">
          <table:table-cell office:value-type="float" office:value="1135" table:style-name="ce3">
            <text:p>1135</text:p>
          </table:table-cell>
          <table:table-cell office:value-type="float" office:value="3.3999999999999997E-7" table:style-name="ce4">
            <text:p>3.40E-07</text:p>
          </table:table-cell>
          <table:table-cell table:number-columns-repeated="16382"/>
        </table:table-row>
        <table:table-row table:style-name="ro1">
          <table:table-cell office:value-type="float" office:value="1135" table:style-name="ce3">
            <text:p>1135</text:p>
          </table:table-cell>
          <table:table-cell office:value-type="float" office:value="2.2600000000000001E-7" table:style-name="ce4">
            <text:p>2.26E-07</text:p>
          </table:table-cell>
          <table:table-cell table:number-columns-repeated="16382"/>
        </table:table-row>
        <table:table-row table:style-name="ro1">
          <table:table-cell office:value-type="float" office:value="1702" table:style-name="ce3">
            <text:p>1702</text:p>
          </table:table-cell>
          <table:table-cell office:value-type="float" office:value="2.4699999999999998E-7" table:style-name="ce4">
            <text:p>2.47E-07</text:p>
          </table:table-cell>
          <table:table-cell table:number-columns-repeated="16382"/>
        </table:table-row>
        <table:table-row table:style-name="ro1">
          <table:table-cell office:value-type="float" office:value="1702" table:style-name="ce3">
            <text:p>1702</text:p>
          </table:table-cell>
          <table:table-cell office:value-type="float" office:value="3.5999999999999999E-7" table:style-name="ce4">
            <text:p>3.60E-07</text:p>
          </table:table-cell>
          <table:table-cell table:number-columns-repeated="16382"/>
        </table:table-row>
        <table:table-row table:style-name="ro1">
          <table:table-cell office:value-type="float" office:value="1702" table:style-name="ce3">
            <text:p>1702</text:p>
          </table:table-cell>
          <table:table-cell office:value-type="float" office:value="2.9900000000000002E-7" table:style-name="ce4">
            <text:p>2.99E-07</text:p>
          </table:table-cell>
          <table:table-cell table:number-columns-repeated="16382"/>
        </table:table-row>
        <table:table-row table:style-name="ro1">
          <table:table-cell office:value-type="float" office:value="1702" table:style-name="ce3">
            <text:p>1702</text:p>
          </table:table-cell>
          <table:table-cell office:value-type="float" office:value="3.1399999999999998E-7" table:style-name="ce4">
            <text:p>3.14E-07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1702" table:style-name="ce3">
            <text:p>1702</text:p>
          </table:table-cell>
          <table:table-cell office:value-type="float" office:value="2.9700000000000003E-7" table:style-name="ce4">
            <text:p>2.97E-07</text:p>
          </table:table-cell>
          <table:table-cell table:number-columns-repeated="16382"/>
        </table:table-row>
        <table:table-row table:style-name="ro1">
          <table:table-cell office:value-type="float" office:value="1702" table:style-name="ce3">
            <text:p>1702</text:p>
          </table:table-cell>
          <table:table-cell office:value-type="float" office:value="3.0199999999999998E-7" table:style-name="ce4">
            <text:p>3.02E-07</text:p>
          </table:table-cell>
          <table:table-cell table:number-columns-repeated="16382"/>
        </table:table-row>
        <table:table-row table:style-name="ro1">
          <table:table-cell office:value-type="float" office:value="1702" table:style-name="ce3">
            <text:p>1702</text:p>
          </table:table-cell>
          <table:table-cell office:value-type="float" office:value="2.5699999999999999E-7" table:style-name="ce4">
            <text:p>2.57E-07</text:p>
          </table:table-cell>
          <table:table-cell table:number-columns-repeated="16382"/>
        </table:table-row>
        <table:table-row table:style-name="ro1">
          <table:table-cell office:value-type="float" office:value="1702" table:style-name="ce3">
            <text:p>1702</text:p>
          </table:table-cell>
          <table:table-cell office:value-type="float" office:value="2.8900000000000001E-7" table:style-name="ce4">
            <text:p>2.89E-07</text:p>
          </table:table-cell>
          <table:table-cell table:number-columns-repeated="16382"/>
        </table:table-row>
        <table:table-row table:style-name="ro1">
          <table:table-cell office:value-type="float" office:value="1702" table:style-name="ce3">
            <text:p>1702</text:p>
          </table:table-cell>
          <table:table-cell office:value-type="float" office:value="2.5499999999999999E-7" table:style-name="ce4">
            <text:p>2.55E-07</text:p>
          </table:table-cell>
          <table:table-cell table:number-columns-repeated="16382"/>
        </table:table-row>
        <table:table-row table:style-name="ro1">
          <table:table-cell office:value-type="float" office:value="2553" table:style-name="ce3">
            <text:p>2553</text:p>
          </table:table-cell>
          <table:table-cell office:value-type="float" office:value="1.9600000000000001E-7" table:style-name="ce4">
            <text:p>1.96E-07</text:p>
          </table:table-cell>
          <table:table-cell table:number-columns-repeated="16382"/>
        </table:table-row>
        <table:table-row table:style-name="ro1">
          <table:table-cell office:value-type="float" office:value="2553" table:style-name="ce3">
            <text:p>2553</text:p>
          </table:table-cell>
          <table:table-cell office:value-type="float" office:value="3.1899999999999998E-7" table:style-name="ce4">
            <text:p>3.19E-07</text:p>
          </table:table-cell>
          <table:table-cell table:number-columns-repeated="16382"/>
        </table:table-row>
        <table:table-row table:style-name="ro1">
          <table:table-cell office:value-type="float" office:value="2553" table:style-name="ce3">
            <text:p>2553</text:p>
          </table:table-cell>
          <table:table-cell office:value-type="float" office:value="2.9700000000000003E-7" table:style-name="ce4">
            <text:p>2.97E-07</text:p>
          </table:table-cell>
          <table:table-cell table:number-columns-repeated="16382"/>
        </table:table-row>
        <table:table-row table:style-name="ro1">
          <table:table-cell office:value-type="float" office:value="2553" table:style-name="ce3">
            <text:p>2553</text:p>
          </table:table-cell>
          <table:table-cell office:value-type="float" office:value="2.4999999999999999E-7" table:style-name="ce4">
            <text:p>2.50E-07</text:p>
          </table:table-cell>
          <table:table-cell table:number-columns-repeated="16382"/>
        </table:table-row>
        <table:table-row table:style-name="ro1">
          <table:table-cell office:value-type="float" office:value="2553" table:style-name="ce3">
            <text:p>2553</text:p>
          </table:table-cell>
          <table:table-cell office:value-type="float" office:value="2.4200000000000002E-7" table:style-name="ce4">
            <text:p>2.42E-07</text:p>
          </table:table-cell>
          <table:table-cell table:number-columns-repeated="16382"/>
        </table:table-row>
        <table:table-row table:style-name="ro1">
          <table:table-cell office:value-type="float" office:value="2553" table:style-name="ce3">
            <text:p>2553</text:p>
          </table:table-cell>
          <table:table-cell office:value-type="float" office:value="2.9900000000000002E-7" table:style-name="ce4">
            <text:p>2.99E-07</text:p>
          </table:table-cell>
          <table:table-cell table:number-columns-repeated="16382"/>
        </table:table-row>
        <table:table-row table:style-name="ro1">
          <table:table-cell office:value-type="float" office:value="2553" table:style-name="ce3">
            <text:p>2553</text:p>
          </table:table-cell>
          <table:table-cell office:value-type="float" office:value="2.4900000000000002E-7" table:style-name="ce4">
            <text:p>2.49E-07</text:p>
          </table:table-cell>
          <table:table-cell table:number-columns-repeated="16382"/>
        </table:table-row>
        <table:table-row table:style-name="ro1">
          <table:table-cell office:value-type="float" office:value="2553" table:style-name="ce3">
            <text:p>2553</text:p>
          </table:table-cell>
          <table:table-cell office:value-type="float" office:value="3.0199999999999998E-7" table:style-name="ce4">
            <text:p>3.02E-07</text:p>
          </table:table-cell>
          <table:table-cell table:number-columns-repeated="16382"/>
        </table:table-row>
        <table:table-row table:style-name="ro1">
          <table:table-cell office:value-type="float" office:value="2553" table:style-name="ce3">
            <text:p>2553</text:p>
          </table:table-cell>
          <table:table-cell office:value-type="float" office:value="2.3099999999999999E-7" table:style-name="ce4">
            <text:p>2.31E-07</text:p>
          </table:table-cell>
          <table:table-cell table:number-columns-repeated="16382"/>
        </table:table-row>
        <table:table-row table:style-name="ro1">
          <table:table-cell office:value-type="float" office:value="2553" table:style-name="ce3">
            <text:p>2553</text:p>
          </table:table-cell>
          <table:table-cell office:value-type="float" office:value="4.8400000000000005E-7" table:style-name="ce4">
            <text:p>4.84E-07</text:p>
          </table:table-cell>
          <table:table-cell table:number-columns-repeated="16382"/>
        </table:table-row>
        <table:table-row table:style-name="ro1">
          <table:table-cell office:value-type="float" office:value="3829" table:style-name="ce3">
            <text:p>3829</text:p>
          </table:table-cell>
          <table:table-cell office:value-type="float" office:value="3.5699999999999998E-7" table:style-name="ce4">
            <text:p>3.57E-07</text:p>
          </table:table-cell>
          <table:table-cell table:number-columns-repeated="16382"/>
        </table:table-row>
        <table:table-row table:style-name="ro1">
          <table:table-cell office:value-type="float" office:value="3829" table:style-name="ce3">
            <text:p>3829</text:p>
          </table:table-cell>
          <table:table-cell office:value-type="float" office:value="3.3999999999999997E-7" table:style-name="ce4">
            <text:p>3.40E-07</text:p>
          </table:table-cell>
          <table:table-cell table:number-columns-repeated="16382"/>
        </table:table-row>
        <table:table-row table:style-name="ro1">
          <table:table-cell office:value-type="float" office:value="3829" table:style-name="ce3">
            <text:p>3829</text:p>
          </table:table-cell>
          <table:table-cell office:value-type="float" office:value="3.6800000000000001E-7" table:style-name="ce4">
            <text:p>3.68E-07</text:p>
          </table:table-cell>
          <table:table-cell table:number-columns-repeated="16382"/>
        </table:table-row>
        <table:table-row table:style-name="ro1">
          <table:table-cell office:value-type="float" office:value="3829" table:style-name="ce3">
            <text:p>3829</text:p>
          </table:table-cell>
          <table:table-cell office:value-type="float" office:value="3.2399999999999999E-7" table:style-name="ce4">
            <text:p>3.24E-07</text:p>
          </table:table-cell>
          <table:table-cell table:number-columns-repeated="16382"/>
        </table:table-row>
        <table:table-row table:style-name="ro1">
          <table:table-cell office:value-type="float" office:value="3829" table:style-name="ce3">
            <text:p>3829</text:p>
          </table:table-cell>
          <table:table-cell office:value-type="float" office:value="4.9800000000000004E-7" table:style-name="ce4">
            <text:p>4.98E-07</text:p>
          </table:table-cell>
          <table:table-cell table:number-columns-repeated="16382"/>
        </table:table-row>
        <table:table-row table:style-name="ro1">
          <table:table-cell office:value-type="float" office:value="3829" table:style-name="ce3">
            <text:p>3829</text:p>
          </table:table-cell>
          <table:table-cell office:value-type="float" office:value="4.3799999999999998E-7" table:style-name="ce4">
            <text:p>4.38E-07</text:p>
          </table:table-cell>
          <table:table-cell table:number-columns-repeated="16382"/>
        </table:table-row>
        <table:table-row table:style-name="ro1">
          <table:table-cell office:value-type="float" office:value="3829" table:style-name="ce3">
            <text:p>3829</text:p>
          </table:table-cell>
          <table:table-cell office:value-type="float" office:value="3.9099999999999999E-7" table:style-name="ce4">
            <text:p>3.91E-07</text:p>
          </table:table-cell>
          <table:table-cell table:number-columns-repeated="16382"/>
        </table:table-row>
        <table:table-row table:style-name="ro1">
          <table:table-cell office:value-type="float" office:value="3829" table:style-name="ce3">
            <text:p>3829</text:p>
          </table:table-cell>
          <table:table-cell office:value-type="float" office:value="3.46E-7" table:style-name="ce4">
            <text:p>3.46E-07</text:p>
          </table:table-cell>
          <table:table-cell table:number-columns-repeated="16382"/>
        </table:table-row>
        <table:table-row table:style-name="ro1">
          <table:table-cell office:value-type="float" office:value="3829" table:style-name="ce3">
            <text:p>3829</text:p>
          </table:table-cell>
          <table:table-cell office:value-type="float" office:value="2.9299999999999999E-7" table:style-name="ce4">
            <text:p>2.93E-07</text:p>
          </table:table-cell>
          <table:table-cell table:number-columns-repeated="16382"/>
        </table:table-row>
        <table:table-row table:style-name="ro1">
          <table:table-cell office:value-type="float" office:value="3829" table:style-name="ce3">
            <text:p>3829</text:p>
          </table:table-cell>
          <table:table-cell office:value-type="float" office:value="3.0100000000000001E-7" table:style-name="ce4">
            <text:p>3.01E-07</text:p>
          </table:table-cell>
          <table:table-cell table:number-columns-repeated="16382"/>
        </table:table-row>
        <table:table-row table:style-name="ro1">
          <table:table-cell office:value-type="float" office:value="5743" table:style-name="ce3">
            <text:p>5743</text:p>
          </table:table-cell>
          <table:table-cell office:value-type="float" office:value="3.1E-7" table:style-name="ce4">
            <text:p>3.10E-07</text:p>
          </table:table-cell>
          <table:table-cell table:number-columns-repeated="16382"/>
        </table:table-row>
        <table:table-row table:style-name="ro1">
          <table:table-cell office:value-type="float" office:value="5743" table:style-name="ce3">
            <text:p>5743</text:p>
          </table:table-cell>
          <table:table-cell office:value-type="float" office:value="7.2900000000000003E-7" table:style-name="ce4">
            <text:p>7.29E-07</text:p>
          </table:table-cell>
          <table:table-cell table:number-columns-repeated="16382"/>
        </table:table-row>
        <table:table-row table:style-name="ro1">
          <table:table-cell office:value-type="float" office:value="5743" table:style-name="ce3">
            <text:p>5743</text:p>
          </table:table-cell>
          <table:table-cell office:value-type="float" office:value="3.3500000000000002E-7" table:style-name="ce4">
            <text:p>3.35E-07</text:p>
          </table:table-cell>
          <table:table-cell table:number-columns-repeated="16382"/>
        </table:table-row>
        <table:table-row table:style-name="ro1">
          <table:table-cell office:value-type="float" office:value="5743" table:style-name="ce3">
            <text:p>5743</text:p>
          </table:table-cell>
          <table:table-cell office:value-type="float" office:value="3.9799999999999999E-7" table:style-name="ce4">
            <text:p>3.98E-07</text:p>
          </table:table-cell>
          <table:table-cell table:number-columns-repeated="16382"/>
        </table:table-row>
        <table:table-row table:style-name="ro1">
          <table:table-cell office:value-type="float" office:value="5743" table:style-name="ce3">
            <text:p>5743</text:p>
          </table:table-cell>
          <table:table-cell office:value-type="float" office:value="3.0400000000000002E-7" table:style-name="ce4">
            <text:p>3.04E-07</text:p>
          </table:table-cell>
          <table:table-cell table:number-columns-repeated="16382"/>
        </table:table-row>
        <table:table-row table:style-name="ro1">
          <table:table-cell office:value-type="float" office:value="5743" table:style-name="ce3">
            <text:p>5743</text:p>
          </table:table-cell>
          <table:table-cell office:value-type="float" office:value="3.8200000000000001E-7" table:style-name="ce4">
            <text:p>3.82E-07</text:p>
          </table:table-cell>
          <table:table-cell table:number-columns-repeated="16382"/>
        </table:table-row>
        <table:table-row table:style-name="ro1">
          <table:table-cell office:value-type="float" office:value="5743" table:style-name="ce3">
            <text:p>5743</text:p>
          </table:table-cell>
          <table:table-cell office:value-type="float" office:value="3.7599999999999998E-7" table:style-name="ce4">
            <text:p>3.76E-07</text:p>
          </table:table-cell>
          <table:table-cell table:number-columns-repeated="16382"/>
        </table:table-row>
        <table:table-row table:style-name="ro1">
          <table:table-cell office:value-type="float" office:value="5743" table:style-name="ce3">
            <text:p>5743</text:p>
          </table:table-cell>
          <table:table-cell office:value-type="float" office:value="5.0399999999999996E-7" table:style-name="ce4">
            <text:p>5.04E-07</text:p>
          </table:table-cell>
          <table:table-cell table:number-columns-repeated="16382"/>
        </table:table-row>
        <table:table-row table:style-name="ro1">
          <table:table-cell office:value-type="float" office:value="5743" table:style-name="ce3">
            <text:p>5743</text:p>
          </table:table-cell>
          <table:table-cell office:value-type="float" office:value="3.5100000000000001E-7" table:style-name="ce4">
            <text:p>3.51E-07</text:p>
          </table:table-cell>
          <table:table-cell table:number-columns-repeated="16382"/>
        </table:table-row>
        <table:table-row table:style-name="ro1">
          <table:table-cell office:value-type="float" office:value="5743" table:style-name="ce3">
            <text:p>5743</text:p>
          </table:table-cell>
          <table:table-cell office:value-type="float" office:value="3.3999999999999997E-7" table:style-name="ce4">
            <text:p>3.40E-07</text:p>
          </table:table-cell>
          <table:table-cell table:number-columns-repeated="16382"/>
        </table:table-row>
        <table:table-row table:style-name="ro1">
          <table:table-cell office:value-type="float" office:value="8614" table:style-name="ce3">
            <text:p>8614</text:p>
          </table:table-cell>
          <table:table-cell office:value-type="float" office:value="6.2900000000000003E-7" table:style-name="ce4">
            <text:p>6.29E-07</text:p>
          </table:table-cell>
          <table:table-cell table:number-columns-repeated="16382"/>
        </table:table-row>
        <table:table-row table:style-name="ro1">
          <table:table-cell office:value-type="float" office:value="8614" table:style-name="ce3">
            <text:p>8614</text:p>
          </table:table-cell>
          <table:table-cell office:value-type="float" office:value="3.8299999999999998E-7" table:style-name="ce4">
            <text:p>3.83E-07</text:p>
          </table:table-cell>
          <table:table-cell table:number-columns-repeated="16382"/>
        </table:table-row>
        <table:table-row table:style-name="ro1">
          <table:table-cell office:value-type="float" office:value="8614" table:style-name="ce3">
            <text:p>8614</text:p>
          </table:table-cell>
          <table:table-cell office:value-type="float" office:value="2.8299999999999998E-7" table:style-name="ce4">
            <text:p>2.83E-07</text:p>
          </table:table-cell>
          <table:table-cell table:number-columns-repeated="16382"/>
        </table:table-row>
        <table:table-row table:style-name="ro1">
          <table:table-cell office:value-type="float" office:value="8614" table:style-name="ce3">
            <text:p>8614</text:p>
          </table:table-cell>
          <table:table-cell office:value-type="float" office:value="4.2100000000000002E-7" table:style-name="ce4">
            <text:p>4.21E-07</text:p>
          </table:table-cell>
          <table:table-cell table:number-columns-repeated="16382"/>
        </table:table-row>
        <table:table-row table:style-name="ro1">
          <table:table-cell office:value-type="float" office:value="8614" table:style-name="ce3">
            <text:p>8614</text:p>
          </table:table-cell>
          <table:table-cell office:value-type="float" office:value="2.65E-7" table:style-name="ce4">
            <text:p>2.65E-07</text:p>
          </table:table-cell>
          <table:table-cell table:number-columns-repeated="16382"/>
        </table:table-row>
        <table:table-row table:style-name="ro1">
          <table:table-cell office:value-type="float" office:value="8614" table:style-name="ce3">
            <text:p>8614</text:p>
          </table:table-cell>
          <table:table-cell office:value-type="float" office:value="3.4999999999999998E-7" table:style-name="ce4">
            <text:p>3.50E-07</text:p>
          </table:table-cell>
          <table:table-cell table:number-columns-repeated="16382"/>
        </table:table-row>
        <table:table-row table:style-name="ro1">
          <table:table-cell office:value-type="float" office:value="8614" table:style-name="ce3">
            <text:p>8614</text:p>
          </table:table-cell>
          <table:table-cell office:value-type="float" office:value="2.9799999999999999E-7" table:style-name="ce4">
            <text:p>2.98E-07</text:p>
          </table:table-cell>
          <table:table-cell table:number-columns-repeated="16382"/>
        </table:table-row>
        <table:table-row table:style-name="ro1">
          <table:table-cell office:value-type="float" office:value="8614" table:style-name="ce3">
            <text:p>8614</text:p>
          </table:table-cell>
          <table:table-cell office:value-type="float" office:value="3.7300000000000002E-7" table:style-name="ce4">
            <text:p>3.73E-07</text:p>
          </table:table-cell>
          <table:table-cell table:number-columns-repeated="16382"/>
        </table:table-row>
        <table:table-row table:style-name="ro1">
          <table:table-cell office:value-type="float" office:value="8614" table:style-name="ce3">
            <text:p>8614</text:p>
          </table:table-cell>
          <table:table-cell office:value-type="float" office:value="6.1099999999999995E-7" table:style-name="ce4">
            <text:p>6.11E-07</text:p>
          </table:table-cell>
          <table:table-cell table:number-columns-repeated="16382"/>
        </table:table-row>
        <table:table-row table:style-name="ro1">
          <table:table-cell office:value-type="float" office:value="8614" table:style-name="ce3">
            <text:p>8614</text:p>
          </table:table-cell>
          <table:table-cell office:value-type="float" office:value="3.58E-7" table:style-name="ce4">
            <text:p>3.58E-07</text:p>
          </table:table-cell>
          <table:table-cell table:number-columns-repeated="16382"/>
        </table:table-row>
        <table:table-row table:style-name="ro1">
          <table:table-cell office:value-type="float" office:value="12921" table:style-name="ce3">
            <text:p>12921</text:p>
          </table:table-cell>
          <table:table-cell office:value-type="float" office:value="4.2399999999999999E-7" table:style-name="ce4">
            <text:p>4.24E-07</text:p>
          </table:table-cell>
          <table:table-cell table:number-columns-repeated="16382"/>
        </table:table-row>
        <table:table-row table:style-name="ro1">
          <table:table-cell office:value-type="float" office:value="12921" table:style-name="ce3">
            <text:p>12921</text:p>
          </table:table-cell>
          <table:table-cell office:value-type="float" office:value="3.9900000000000001E-7" table:style-name="ce4">
            <text:p>3.99E-07</text:p>
          </table:table-cell>
          <table:table-cell table:number-columns-repeated="16382"/>
        </table:table-row>
        <table:table-row table:style-name="ro1">
          <table:table-cell office:value-type="float" office:value="12921" table:style-name="ce3">
            <text:p>12921</text:p>
          </table:table-cell>
          <table:table-cell office:value-type="float" office:value="3.58E-7" table:style-name="ce4">
            <text:p>3.58E-07</text:p>
          </table:table-cell>
          <table:table-cell table:number-columns-repeated="16382"/>
        </table:table-row>
        <table:table-row table:style-name="ro1">
          <table:table-cell office:value-type="float" office:value="12921" table:style-name="ce3">
            <text:p>12921</text:p>
          </table:table-cell>
          <table:table-cell office:value-type="float" office:value="3.2500000000000001E-7" table:style-name="ce4">
            <text:p>3.25E-07</text:p>
          </table:table-cell>
          <table:table-cell table:number-columns-repeated="16382"/>
        </table:table-row>
        <table:table-row table:style-name="ro1">
          <table:table-cell office:value-type="float" office:value="12921" table:style-name="ce3">
            <text:p>12921</text:p>
          </table:table-cell>
          <table:table-cell office:value-type="float" office:value="4.4400000000000001E-7" table:style-name="ce4">
            <text:p>4.44E-07</text:p>
          </table:table-cell>
          <table:table-cell table:number-columns-repeated="16382"/>
        </table:table-row>
        <table:table-row table:style-name="ro1">
          <table:table-cell office:value-type="float" office:value="12921" table:style-name="ce3">
            <text:p>12921</text:p>
          </table:table-cell>
          <table:table-cell office:value-type="float" office:value="3.6199999999999999E-7" table:style-name="ce4">
            <text:p>3.62E-07</text:p>
          </table:table-cell>
          <table:table-cell table:number-columns-repeated="16382"/>
        </table:table-row>
        <table:table-row table:style-name="ro1">
          <table:table-cell office:value-type="float" office:value="12921" table:style-name="ce3">
            <text:p>12921</text:p>
          </table:table-cell>
          <table:table-cell office:value-type="float" office:value="3.4299999999999999E-7" table:style-name="ce4">
            <text:p>3.43E-07</text:p>
          </table:table-cell>
          <table:table-cell table:number-columns-repeated="16382"/>
        </table:table-row>
        <table:table-row table:style-name="ro1">
          <table:table-cell office:value-type="float" office:value="12921" table:style-name="ce3">
            <text:p>12921</text:p>
          </table:table-cell>
          <table:table-cell office:value-type="float" office:value="3.6300000000000001E-7" table:style-name="ce4">
            <text:p>3.63E-07</text:p>
          </table:table-cell>
          <table:table-cell table:number-columns-repeated="16382"/>
        </table:table-row>
        <table:table-row table:style-name="ro1">
          <table:table-cell office:value-type="float" office:value="12921" table:style-name="ce3">
            <text:p>12921</text:p>
          </table:table-cell>
          <table:table-cell office:value-type="float" office:value="2.8599999999999999E-7" table:style-name="ce4">
            <text:p>2.86E-07</text:p>
          </table:table-cell>
          <table:table-cell table:number-columns-repeated="16382"/>
        </table:table-row>
        <table:table-row table:style-name="ro1">
          <table:table-cell office:value-type="float" office:value="12921" table:style-name="ce3">
            <text:p>12921</text:p>
          </table:table-cell>
          <table:table-cell office:value-type="float" office:value="3.9900000000000001E-7" table:style-name="ce4">
            <text:p>3.99E-07</text:p>
          </table:table-cell>
          <table:table-cell table:number-columns-repeated="16382"/>
        </table:table-row>
        <table:table-row table:style-name="ro1">
          <table:table-cell office:value-type="float" office:value="19381" table:style-name="ce3">
            <text:p>19381</text:p>
          </table:table-cell>
          <table:table-cell office:value-type="float" office:value="3.7800000000000002E-7" table:style-name="ce4">
            <text:p>3.78E-07</text:p>
          </table:table-cell>
          <table:table-cell table:number-columns-repeated="16382"/>
        </table:table-row>
        <table:table-row table:style-name="ro1">
          <table:table-cell office:value-type="float" office:value="19381" table:style-name="ce3">
            <text:p>19381</text:p>
          </table:table-cell>
          <table:table-cell office:value-type="float" office:value="7.92E-7" table:style-name="ce4">
            <text:p>7.92E-07</text:p>
          </table:table-cell>
          <table:table-cell table:number-columns-repeated="16382"/>
        </table:table-row>
        <table:table-row table:style-name="ro1">
          <table:table-cell office:value-type="float" office:value="19381" table:style-name="ce3">
            <text:p>19381</text:p>
          </table:table-cell>
          <table:table-cell office:value-type="float" office:value="5.8899999999999999E-7" table:style-name="ce4">
            <text:p>5.89E-07</text:p>
          </table:table-cell>
          <table:table-cell table:number-columns-repeated="16382"/>
        </table:table-row>
        <table:table-row table:style-name="ro1">
          <table:table-cell office:value-type="float" office:value="19381" table:style-name="ce3">
            <text:p>19381</text:p>
          </table:table-cell>
          <table:table-cell office:value-type="float" office:value="3.7599999999999998E-7" table:style-name="ce4">
            <text:p>3.76E-07</text:p>
          </table:table-cell>
          <table:table-cell table:number-columns-repeated="16382"/>
        </table:table-row>
        <table:table-row table:style-name="ro1">
          <table:table-cell office:value-type="float" office:value="19381" table:style-name="ce3">
            <text:p>19381</text:p>
          </table:table-cell>
          <table:table-cell office:value-type="float" office:value="1.64E-6" table:style-name="ce4">
            <text:p>1.64E-06</text:p>
          </table:table-cell>
          <table:table-cell table:number-columns-repeated="16382"/>
        </table:table-row>
        <table:table-row table:style-name="ro1">
          <table:table-cell office:value-type="float" office:value="19381" table:style-name="ce3">
            <text:p>19381</text:p>
          </table:table-cell>
          <table:table-cell office:value-type="float" office:value="5.4300000000000003E-7" table:style-name="ce4">
            <text:p>5.43E-07</text:p>
          </table:table-cell>
          <table:table-cell table:number-columns-repeated="16382"/>
        </table:table-row>
        <table:table-row table:style-name="ro1">
          <table:table-cell office:value-type="float" office:value="19381" table:style-name="ce3">
            <text:p>19381</text:p>
          </table:table-cell>
          <table:table-cell office:value-type="float" office:value="1.0559999999999999E-6" table:style-name="ce4">
            <text:p>1.06E-06</text:p>
          </table:table-cell>
          <table:table-cell table:number-columns-repeated="16382"/>
        </table:table-row>
        <table:table-row table:style-name="ro1">
          <table:table-cell office:value-type="float" office:value="19381" table:style-name="ce3">
            <text:p>19381</text:p>
          </table:table-cell>
          <table:table-cell office:value-type="float" office:value="3.5100000000000001E-7" table:style-name="ce4">
            <text:p>3.51E-07</text:p>
          </table:table-cell>
          <table:table-cell table:number-columns-repeated="16382"/>
        </table:table-row>
        <table:table-row table:style-name="ro1">
          <table:table-cell office:value-type="float" office:value="19381" table:style-name="ce3">
            <text:p>19381</text:p>
          </table:table-cell>
          <table:table-cell office:value-type="float" office:value="5.1399999999999997E-7" table:style-name="ce4">
            <text:p>5.14E-07</text:p>
          </table:table-cell>
          <table:table-cell table:number-columns-repeated="16382"/>
        </table:table-row>
        <table:table-row table:style-name="ro1">
          <table:table-cell office:value-type="float" office:value="19381" table:style-name="ce3">
            <text:p>19381</text:p>
          </table:table-cell>
          <table:table-cell office:value-type="float" office:value="8.0299999999999998E-7" table:style-name="ce4">
            <text:p>8.03E-07</text:p>
          </table:table-cell>
          <table:table-cell table:number-columns-repeated="16382"/>
        </table:table-row>
        <table:table-row table:style-name="ro1">
          <table:table-cell office:value-type="float" office:value="29071" table:style-name="ce3">
            <text:p>29071</text:p>
          </table:table-cell>
          <table:table-cell office:value-type="float" office:value="3.8799999999999998E-7" table:style-name="ce4">
            <text:p>3.88E-07</text:p>
          </table:table-cell>
          <table:table-cell table:number-columns-repeated="16382"/>
        </table:table-row>
        <table:table-row table:style-name="ro1">
          <table:table-cell office:value-type="float" office:value="29071" table:style-name="ce3">
            <text:p>29071</text:p>
          </table:table-cell>
          <table:table-cell office:value-type="float" office:value="8.6000000000000002E-7" table:style-name="ce4">
            <text:p>8.60E-07</text:p>
          </table:table-cell>
          <table:table-cell table:number-columns-repeated="16382"/>
        </table:table-row>
        <table:table-row table:style-name="ro1">
          <table:table-cell office:value-type="float" office:value="29071" table:style-name="ce3">
            <text:p>29071</text:p>
          </table:table-cell>
          <table:table-cell office:value-type="float" office:value="6.3300000000000002E-7" table:style-name="ce4">
            <text:p>6.33E-07</text:p>
          </table:table-cell>
          <table:table-cell table:number-columns-repeated="16382"/>
        </table:table-row>
        <table:table-row table:style-name="ro1">
          <table:table-cell office:value-type="float" office:value="29071" table:style-name="ce3">
            <text:p>29071</text:p>
          </table:table-cell>
          <table:table-cell office:value-type="float" office:value="1.782E-6" table:style-name="ce4">
            <text:p>1.78E-06</text:p>
          </table:table-cell>
          <table:table-cell table:number-columns-repeated="16382"/>
        </table:table-row>
        <table:table-row table:style-name="ro1">
          <table:table-cell office:value-type="float" office:value="29071" table:style-name="ce3">
            <text:p>29071</text:p>
          </table:table-cell>
          <table:table-cell office:value-type="float" office:value="4.3630000000000004E-6" table:style-name="ce4">
            <text:p>4.36E-06</text:p>
          </table:table-cell>
          <table:table-cell table:number-columns-repeated="16382"/>
        </table:table-row>
        <table:table-row table:style-name="ro1">
          <table:table-cell office:value-type="float" office:value="29071" table:style-name="ce3">
            <text:p>29071</text:p>
          </table:table-cell>
          <table:table-cell office:value-type="float" office:value="7.4000000000000001E-7" table:style-name="ce4">
            <text:p>7.40E-07</text:p>
          </table:table-cell>
          <table:table-cell table:number-columns-repeated="16382"/>
        </table:table-row>
        <table:table-row table:style-name="ro1">
          <table:table-cell office:value-type="float" office:value="29071" table:style-name="ce3">
            <text:p>29071</text:p>
          </table:table-cell>
          <table:table-cell office:value-type="float" office:value="3.8700000000000001E-7" table:style-name="ce4">
            <text:p>3.87E-07</text:p>
          </table:table-cell>
          <table:table-cell table:number-columns-repeated="16382"/>
        </table:table-row>
        <table:table-row table:style-name="ro1">
          <table:table-cell office:value-type="float" office:value="29071" table:style-name="ce3">
            <text:p>29071</text:p>
          </table:table-cell>
          <table:table-cell office:value-type="float" office:value="6.7100000000000001E-7" table:style-name="ce4">
            <text:p>6.71E-07</text:p>
          </table:table-cell>
          <table:table-cell table:number-columns-repeated="16382"/>
        </table:table-row>
        <table:table-row table:style-name="ro1">
          <table:table-cell office:value-type="float" office:value="29071" table:style-name="ce3">
            <text:p>29071</text:p>
          </table:table-cell>
          <table:table-cell office:value-type="float" office:value="8.8100000000000001E-7" table:style-name="ce4">
            <text:p>8.81E-07</text:p>
          </table:table-cell>
          <table:table-cell table:number-columns-repeated="16382"/>
        </table:table-row>
        <table:table-row table:style-name="ro1">
          <table:table-cell office:value-type="float" office:value="29071" table:style-name="ce3">
            <text:p>29071</text:p>
          </table:table-cell>
          <table:table-cell office:value-type="float" office:value="8.09E-7" table:style-name="ce4">
            <text:p>8.09E-07</text:p>
          </table:table-cell>
          <table:table-cell table:number-columns-repeated="16382"/>
        </table:table-row>
        <table:table-row table:style-name="ro1">
          <table:table-cell office:value-type="float" office:value="43606" table:style-name="ce3">
            <text:p>43606</text:p>
          </table:table-cell>
          <table:table-cell office:value-type="float" office:value="1.145E-6" table:style-name="ce4">
            <text:p>1.15E-06</text:p>
          </table:table-cell>
          <table:table-cell table:number-columns-repeated="16382"/>
        </table:table-row>
        <table:table-row table:style-name="ro1">
          <table:table-cell office:value-type="float" office:value="43606" table:style-name="ce3">
            <text:p>43606</text:p>
          </table:table-cell>
          <table:table-cell office:value-type="float" office:value="1.432E-6" table:style-name="ce4">
            <text:p>1.43E-06</text:p>
          </table:table-cell>
          <table:table-cell table:number-columns-repeated="16382"/>
        </table:table-row>
        <table:table-row table:style-name="ro1">
          <table:table-cell office:value-type="float" office:value="43606" table:style-name="ce3">
            <text:p>43606</text:p>
          </table:table-cell>
          <table:table-cell office:value-type="float" office:value="1.564E-6" table:style-name="ce4">
            <text:p>1.56E-06</text:p>
          </table:table-cell>
          <table:table-cell table:number-columns-repeated="16382"/>
        </table:table-row>
        <table:table-row table:style-name="ro1">
          <table:table-cell office:value-type="float" office:value="43606" table:style-name="ce3">
            <text:p>43606</text:p>
          </table:table-cell>
          <table:table-cell office:value-type="float" office:value="5.1099999999999996E-7" table:style-name="ce4">
            <text:p>5.11E-07</text:p>
          </table:table-cell>
          <table:table-cell table:number-columns-repeated="16382"/>
        </table:table-row>
        <table:table-row table:style-name="ro1">
          <table:table-cell office:value-type="float" office:value="43606" table:style-name="ce3">
            <text:p>43606</text:p>
          </table:table-cell>
          <table:table-cell office:value-type="float" office:value="1.2410000000000001E-6" table:style-name="ce4">
            <text:p>1.24E-06</text:p>
          </table:table-cell>
          <table:table-cell table:number-columns-repeated="16382"/>
        </table:table-row>
        <table:table-row table:style-name="ro1">
          <table:table-cell office:value-type="float" office:value="43606" table:style-name="ce3">
            <text:p>43606</text:p>
          </table:table-cell>
          <table:table-cell office:value-type="float" office:value="4.39E-7" table:style-name="ce4">
            <text:p>4.39E-07</text:p>
          </table:table-cell>
          <table:table-cell table:number-columns-repeated="16382"/>
        </table:table-row>
        <table:table-row table:style-name="ro1">
          <table:table-cell office:value-type="float" office:value="43606" table:style-name="ce3">
            <text:p>43606</text:p>
          </table:table-cell>
          <table:table-cell office:value-type="float" office:value="2.0679999999999999E-6" table:style-name="ce4">
            <text:p>2.07E-06</text:p>
          </table:table-cell>
          <table:table-cell table:number-columns-repeated="16382"/>
        </table:table-row>
        <table:table-row table:style-name="ro1">
          <table:table-cell office:value-type="float" office:value="43606" table:style-name="ce3">
            <text:p>43606</text:p>
          </table:table-cell>
          <table:table-cell office:value-type="float" office:value="4.27E-7" table:style-name="ce4">
            <text:p>4.27E-07</text:p>
          </table:table-cell>
          <table:table-cell table:number-columns-repeated="16382"/>
        </table:table-row>
        <table:table-row table:style-name="ro1">
          <table:table-cell office:value-type="float" office:value="43606" table:style-name="ce3">
            <text:p>43606</text:p>
          </table:table-cell>
          <table:table-cell office:value-type="float" office:value="4.0999999999999999E-7" table:style-name="ce4">
            <text:p>4.10E-07</text:p>
          </table:table-cell>
          <table:table-cell table:number-columns-repeated="16382"/>
        </table:table-row>
        <table:table-row table:style-name="ro1">
          <table:table-cell office:value-type="float" office:value="43606" table:style-name="ce3">
            <text:p>43606</text:p>
          </table:table-cell>
          <table:table-cell office:value-type="float" office:value="1.688E-6" table:style-name="ce4">
            <text:p>1.69E-06</text:p>
          </table:table-cell>
          <table:table-cell table:number-columns-repeated="16382"/>
        </table:table-row>
        <table:table-row table:style-name="ro1">
          <table:table-cell office:value-type="float" office:value="65409" table:style-name="ce3">
            <text:p>65409</text:p>
          </table:table-cell>
          <table:table-cell office:value-type="float" office:value="5.1399999999999997E-7" table:style-name="ce4">
            <text:p>5.14E-07</text:p>
          </table:table-cell>
          <table:table-cell table:number-columns-repeated="16382"/>
        </table:table-row>
        <table:table-row table:style-name="ro1">
          <table:table-cell office:value-type="float" office:value="65409" table:style-name="ce3">
            <text:p>65409</text:p>
          </table:table-cell>
          <table:table-cell office:value-type="float" office:value="2.937E-6" table:style-name="ce4">
            <text:p>2.94E-06</text:p>
          </table:table-cell>
          <table:table-cell table:number-columns-repeated="16382"/>
        </table:table-row>
        <table:table-row table:style-name="ro1">
          <table:table-cell office:value-type="float" office:value="65409" table:style-name="ce3">
            <text:p>65409</text:p>
          </table:table-cell>
          <table:table-cell office:value-type="float" office:value="7.1900000000000002E-7" table:style-name="ce4">
            <text:p>7.19E-07</text:p>
          </table:table-cell>
          <table:table-cell table:number-columns-repeated="16382"/>
        </table:table-row>
        <table:table-row table:style-name="ro1">
          <table:table-cell office:value-type="float" office:value="65409" table:style-name="ce3">
            <text:p>65409</text:p>
          </table:table-cell>
          <table:table-cell office:value-type="float" office:value="2.5339999999999998E-6" table:style-name="ce4">
            <text:p>2.53E-06</text:p>
          </table:table-cell>
          <table:table-cell table:number-columns-repeated="16382"/>
        </table:table-row>
        <table:table-row table:style-name="ro1">
          <table:table-cell office:value-type="float" office:value="65409" table:style-name="ce3">
            <text:p>65409</text:p>
          </table:table-cell>
          <table:table-cell office:value-type="float" office:value="4.8800000000000003E-7" table:style-name="ce4">
            <text:p>4.88E-07</text:p>
          </table:table-cell>
          <table:table-cell table:number-columns-repeated="16382"/>
        </table:table-row>
        <table:table-row table:style-name="ro1">
          <table:table-cell office:value-type="float" office:value="65409" table:style-name="ce3">
            <text:p>65409</text:p>
          </table:table-cell>
          <table:table-cell office:value-type="float" office:value="9.1100000000000004E-7" table:style-name="ce4">
            <text:p>9.11E-07</text:p>
          </table:table-cell>
          <table:table-cell table:number-columns-repeated="16382"/>
        </table:table-row>
        <table:table-row table:style-name="ro1">
          <table:table-cell office:value-type="float" office:value="65409" table:style-name="ce3">
            <text:p>65409</text:p>
          </table:table-cell>
          <table:table-cell office:value-type="float" office:value="5.8699999999999995E-7" table:style-name="ce4">
            <text:p>5.87E-07</text:p>
          </table:table-cell>
          <table:table-cell table:number-columns-repeated="16382"/>
        </table:table-row>
        <table:table-row table:style-name="ro1">
          <table:table-cell office:value-type="float" office:value="65409" table:style-name="ce3">
            <text:p>65409</text:p>
          </table:table-cell>
          <table:table-cell office:value-type="float" office:value="7.9800000000000003E-7" table:style-name="ce4">
            <text:p>7.98E-07</text:p>
          </table:table-cell>
          <table:table-cell table:number-columns-repeated="16382"/>
        </table:table-row>
        <table:table-row table:style-name="ro1">
          <table:table-cell office:value-type="float" office:value="65409" table:style-name="ce3">
            <text:p>65409</text:p>
          </table:table-cell>
          <table:table-cell office:value-type="float" office:value="4.1899999999999998E-7" table:style-name="ce4">
            <text:p>4.19E-07</text:p>
          </table:table-cell>
          <table:table-cell table:number-columns-repeated="16382"/>
        </table:table-row>
        <table:table-row table:style-name="ro1">
          <table:table-cell office:value-type="float" office:value="65409" table:style-name="ce3">
            <text:p>65409</text:p>
          </table:table-cell>
          <table:table-cell office:value-type="float" office:value="1.4050000000000001E-6" table:style-name="ce4">
            <text:p>1.41E-06</text:p>
          </table:table-cell>
          <table:table-cell table:number-columns-repeated="16382"/>
        </table:table-row>
        <table:table-row table:style-name="ro1">
          <table:table-cell office:value-type="float" office:value="98113" table:style-name="ce3">
            <text:p>98113</text:p>
          </table:table-cell>
          <table:table-cell office:value-type="float" office:value="1.3680000000000001E-6" table:style-name="ce4">
            <text:p>1.37E-06</text:p>
          </table:table-cell>
          <table:table-cell table:number-columns-repeated="16382"/>
        </table:table-row>
        <table:table-row table:style-name="ro1">
          <table:table-cell office:value-type="float" office:value="98113" table:style-name="ce3">
            <text:p>98113</text:p>
          </table:table-cell>
          <table:table-cell office:value-type="float" office:value="2.4080000000000001E-6" table:style-name="ce4">
            <text:p>2.41E-06</text:p>
          </table:table-cell>
          <table:table-cell table:number-columns-repeated="16382"/>
        </table:table-row>
        <table:table-row table:style-name="ro1">
          <table:table-cell office:value-type="float" office:value="98113" table:style-name="ce3">
            <text:p>98113</text:p>
          </table:table-cell>
          <table:table-cell office:value-type="float" office:value="1.0049999999999999E-6" table:style-name="ce4">
            <text:p>1.01E-06</text:p>
          </table:table-cell>
          <table:table-cell table:number-columns-repeated="16382"/>
        </table:table-row>
        <table:table-row table:style-name="ro1">
          <table:table-cell office:value-type="float" office:value="98113" table:style-name="ce3">
            <text:p>98113</text:p>
          </table:table-cell>
          <table:table-cell office:value-type="float" office:value="1.0100000000000001E-6" table:style-name="ce4">
            <text:p>1.01E-06</text:p>
          </table:table-cell>
          <table:table-cell table:number-columns-repeated="16382"/>
        </table:table-row>
        <table:table-row table:style-name="ro1">
          <table:table-cell office:value-type="float" office:value="98113" table:style-name="ce3">
            <text:p>98113</text:p>
          </table:table-cell>
          <table:table-cell office:value-type="float" office:value="3.6699999999999999E-7" table:style-name="ce4">
            <text:p>3.67E-07</text:p>
          </table:table-cell>
          <table:table-cell table:number-columns-repeated="16382"/>
        </table:table-row>
        <table:table-row table:style-name="ro1">
          <table:table-cell office:value-type="float" office:value="98113" table:style-name="ce3">
            <text:p>98113</text:p>
          </table:table-cell>
          <table:table-cell office:value-type="float" office:value="2.4310000000000001E-6" table:style-name="ce4">
            <text:p>2.43E-06</text:p>
          </table:table-cell>
          <table:table-cell table:number-columns-repeated="16382"/>
        </table:table-row>
        <table:table-row table:style-name="ro1">
          <table:table-cell office:value-type="float" office:value="98113" table:style-name="ce3">
            <text:p>98113</text:p>
          </table:table-cell>
          <table:table-cell office:value-type="float" office:value="8.0699999999999996E-7" table:style-name="ce4">
            <text:p>8.07E-07</text:p>
          </table:table-cell>
          <table:table-cell table:number-columns-repeated="16382"/>
        </table:table-row>
        <table:table-row table:style-name="ro1">
          <table:table-cell office:value-type="float" office:value="98113" table:style-name="ce3">
            <text:p>98113</text:p>
          </table:table-cell>
          <table:table-cell office:value-type="float" office:value="2.5469999999999999E-6" table:style-name="ce4">
            <text:p>2.55E-06</text:p>
          </table:table-cell>
          <table:table-cell table:number-columns-repeated="16382"/>
        </table:table-row>
        <table:table-row table:style-name="ro1">
          <table:table-cell office:value-type="float" office:value="98113" table:style-name="ce3">
            <text:p>98113</text:p>
          </table:table-cell>
          <table:table-cell office:value-type="float" office:value="1.455E-6" table:style-name="ce4">
            <text:p>1.46E-06</text:p>
          </table:table-cell>
          <table:table-cell table:number-columns-repeated="16382"/>
        </table:table-row>
        <table:table-row table:style-name="ro1">
          <table:table-cell office:value-type="float" office:value="98113" table:style-name="ce3">
            <text:p>98113</text:p>
          </table:table-cell>
          <table:table-cell office:value-type="float" office:value="1.311E-6" table:style-name="ce4">
            <text:p>1.31E-06</text:p>
          </table:table-cell>
          <table:table-cell table:number-columns-repeated="16382"/>
        </table:table-row>
        <table:table-row table:style-name="ro1">
          <table:table-cell office:value-type="float" office:value="147169" table:style-name="ce3">
            <text:p>147169</text:p>
          </table:table-cell>
          <table:table-cell office:value-type="float" office:value="8.5199999999999995E-7" table:style-name="ce4">
            <text:p>8.52E-07</text:p>
          </table:table-cell>
          <table:table-cell table:number-columns-repeated="16382"/>
        </table:table-row>
        <table:table-row table:style-name="ro1">
          <table:table-cell office:value-type="float" office:value="147169" table:style-name="ce3">
            <text:p>147169</text:p>
          </table:table-cell>
          <table:table-cell office:value-type="float" office:value="1.66E-6" table:style-name="ce4">
            <text:p>1.66E-06</text:p>
          </table:table-cell>
          <table:table-cell table:number-columns-repeated="16382"/>
        </table:table-row>
        <table:table-row table:style-name="ro1">
          <table:table-cell office:value-type="float" office:value="147169" table:style-name="ce3">
            <text:p>147169</text:p>
          </table:table-cell>
          <table:table-cell office:value-type="float" office:value="3.3299999999999999E-6" table:style-name="ce4">
            <text:p>3.33E-06</text:p>
          </table:table-cell>
          <table:table-cell table:number-columns-repeated="16382"/>
        </table:table-row>
        <table:table-row table:style-name="ro1">
          <table:table-cell office:value-type="float" office:value="147169" table:style-name="ce3">
            <text:p>147169</text:p>
          </table:table-cell>
          <table:table-cell office:value-type="float" office:value="9.2900000000000002E-7" table:style-name="ce4">
            <text:p>9.29E-07</text:p>
          </table:table-cell>
          <table:table-cell table:number-columns-repeated="16382"/>
        </table:table-row>
        <table:table-row table:style-name="ro1">
          <table:table-cell office:value-type="float" office:value="147169" table:style-name="ce3">
            <text:p>147169</text:p>
          </table:table-cell>
          <table:table-cell office:value-type="float" office:value="2.4779999999999998E-6" table:style-name="ce4">
            <text:p>2.48E-06</text:p>
          </table:table-cell>
          <table:table-cell table:number-columns-repeated="16382"/>
        </table:table-row>
        <table:table-row table:style-name="ro1">
          <table:table-cell office:value-type="float" office:value="147169" table:style-name="ce3">
            <text:p>147169</text:p>
          </table:table-cell>
          <table:table-cell office:value-type="float" office:value="2.1349999999999999E-6" table:style-name="ce4">
            <text:p>2.14E-06</text:p>
          </table:table-cell>
          <table:table-cell table:number-columns-repeated="16382"/>
        </table:table-row>
        <table:table-row table:style-name="ro1">
          <table:table-cell office:value-type="float" office:value="147169" table:style-name="ce3">
            <text:p>147169</text:p>
          </table:table-cell>
          <table:table-cell office:value-type="float" office:value="5.4300000000000003E-7" table:style-name="ce4">
            <text:p>5.43E-07</text:p>
          </table:table-cell>
          <table:table-cell table:number-columns-repeated="16382"/>
        </table:table-row>
        <table:table-row table:style-name="ro1">
          <table:table-cell office:value-type="float" office:value="147169" table:style-name="ce3">
            <text:p>147169</text:p>
          </table:table-cell>
          <table:table-cell office:value-type="float" office:value="9.0800000000000003E-7" table:style-name="ce4">
            <text:p>9.08E-07</text:p>
          </table:table-cell>
          <table:table-cell table:number-columns-repeated="16382"/>
        </table:table-row>
        <table:table-row table:style-name="ro1">
          <table:table-cell office:value-type="float" office:value="147169" table:style-name="ce3">
            <text:p>147169</text:p>
          </table:table-cell>
          <table:table-cell office:value-type="float" office:value="2.1150000000000001E-6" table:style-name="ce4">
            <text:p>2.12E-06</text:p>
          </table:table-cell>
          <table:table-cell table:number-columns-repeated="16382"/>
        </table:table-row>
        <table:table-row table:style-name="ro1">
          <table:table-cell office:value-type="float" office:value="147169" table:style-name="ce3">
            <text:p>147169</text:p>
          </table:table-cell>
          <table:table-cell office:value-type="float" office:value="2.5320000000000001E-6" table:style-name="ce4">
            <text:p>2.53E-06</text:p>
          </table:table-cell>
          <table:table-cell table:number-columns-repeated="16382"/>
        </table:table-row>
        <table:table-row table:style-name="ro1">
          <table:table-cell office:value-type="float" office:value="220753" table:style-name="ce3">
            <text:p>220753</text:p>
          </table:table-cell>
          <table:table-cell office:value-type="float" office:value="2.2960000000000001E-6" table:style-name="ce4">
            <text:p>2.30E-06</text:p>
          </table:table-cell>
          <table:table-cell table:number-columns-repeated="16382"/>
        </table:table-row>
        <table:table-row table:style-name="ro1">
          <table:table-cell office:value-type="float" office:value="220753" table:style-name="ce3">
            <text:p>220753</text:p>
          </table:table-cell>
          <table:table-cell office:value-type="float" office:value="7.2799999999999995E-7" table:style-name="ce4">
            <text:p>7.28E-07</text:p>
          </table:table-cell>
          <table:table-cell table:number-columns-repeated="16382"/>
        </table:table-row>
        <table:table-row table:style-name="ro1">
          <table:table-cell office:value-type="float" office:value="220753" table:style-name="ce3">
            <text:p>220753</text:p>
          </table:table-cell>
          <table:table-cell office:value-type="float" office:value="6.6000000000000003E-7" table:style-name="ce4">
            <text:p>6.60E-07</text:p>
          </table:table-cell>
          <table:table-cell table:number-columns-repeated="16382"/>
        </table:table-row>
        <table:table-row table:style-name="ro1">
          <table:table-cell office:value-type="float" office:value="220753" table:style-name="ce3">
            <text:p>220753</text:p>
          </table:table-cell>
          <table:table-cell office:value-type="float" office:value="1.672E-6" table:style-name="ce4">
            <text:p>1.67E-06</text:p>
          </table:table-cell>
          <table:table-cell table:number-columns-repeated="16382"/>
        </table:table-row>
        <table:table-row table:style-name="ro1">
          <table:table-cell office:value-type="float" office:value="220753" table:style-name="ce3">
            <text:p>220753</text:p>
          </table:table-cell>
          <table:table-cell office:value-type="float" office:value="2.7870000000000002E-6" table:style-name="ce4">
            <text:p>2.79E-06</text:p>
          </table:table-cell>
          <table:table-cell table:number-columns-repeated="16382"/>
        </table:table-row>
        <table:table-row table:style-name="ro1">
          <table:table-cell office:value-type="float" office:value="220753" table:style-name="ce3">
            <text:p>220753</text:p>
          </table:table-cell>
          <table:table-cell office:value-type="float" office:value="2.6469999999999998E-6" table:style-name="ce4">
            <text:p>2.65E-06</text:p>
          </table:table-cell>
          <table:table-cell table:number-columns-repeated="16382"/>
        </table:table-row>
        <table:table-row table:style-name="ro1">
          <table:table-cell office:value-type="float" office:value="220753" table:style-name="ce3">
            <text:p>220753</text:p>
          </table:table-cell>
          <table:table-cell office:value-type="float" office:value="2.509E-6" table:style-name="ce4">
            <text:p>2.51E-06</text:p>
          </table:table-cell>
          <table:table-cell table:number-columns-repeated="16382"/>
        </table:table-row>
        <table:table-row table:style-name="ro1">
          <table:table-cell office:value-type="float" office:value="220753" table:style-name="ce3">
            <text:p>220753</text:p>
          </table:table-cell>
          <table:table-cell office:value-type="float" office:value="3.7500000000000001E-7" table:style-name="ce4">
            <text:p>3.75E-07</text:p>
          </table:table-cell>
          <table:table-cell table:number-columns-repeated="16382"/>
        </table:table-row>
        <table:table-row table:style-name="ro1">
          <table:table-cell office:value-type="float" office:value="220753" table:style-name="ce3">
            <text:p>220753</text:p>
          </table:table-cell>
          <table:table-cell office:value-type="float" office:value="4.3300000000000003E-7" table:style-name="ce4">
            <text:p>4.33E-07</text:p>
          </table:table-cell>
          <table:table-cell table:number-columns-repeated="16382"/>
        </table:table-row>
        <table:table-row table:style-name="ro1">
          <table:table-cell office:value-type="float" office:value="220753" table:style-name="ce3">
            <text:p>220753</text:p>
          </table:table-cell>
          <table:table-cell office:value-type="float" office:value="4.34E-7" table:style-name="ce4">
            <text:p>4.34E-07</text:p>
          </table:table-cell>
          <table:table-cell table:number-columns-repeated="16382"/>
        </table:table-row>
        <table:table-row table:style-name="ro1">
          <table:table-cell office:value-type="float" office:value="331129" table:style-name="ce3">
            <text:p>331129</text:p>
          </table:table-cell>
          <table:table-cell office:value-type="float" office:value="1.781E-6" table:style-name="ce4">
            <text:p>1.78E-06</text:p>
          </table:table-cell>
          <table:table-cell table:number-columns-repeated="16382"/>
        </table:table-row>
        <table:table-row table:style-name="ro1">
          <table:table-cell office:value-type="float" office:value="331129" table:style-name="ce3">
            <text:p>331129</text:p>
          </table:table-cell>
          <table:table-cell office:value-type="float" office:value="1.9870000000000002E-6" table:style-name="ce4">
            <text:p>1.99E-06</text:p>
          </table:table-cell>
          <table:table-cell table:number-columns-repeated="16382"/>
        </table:table-row>
        <table:table-row table:style-name="ro1">
          <table:table-cell office:value-type="float" office:value="331129" table:style-name="ce3">
            <text:p>331129</text:p>
          </table:table-cell>
          <table:table-cell office:value-type="float" office:value="2.3479999999999998E-6" table:style-name="ce4">
            <text:p>2.35E-06</text:p>
          </table:table-cell>
          <table:table-cell table:number-columns-repeated="16382"/>
        </table:table-row>
        <table:table-row table:style-name="ro1">
          <table:table-cell office:value-type="float" office:value="331129" table:style-name="ce3">
            <text:p>331129</text:p>
          </table:table-cell>
          <table:table-cell office:value-type="float" office:value="2.599E-6" table:style-name="ce4">
            <text:p>2.60E-06</text:p>
          </table:table-cell>
          <table:table-cell table:number-columns-repeated="16382"/>
        </table:table-row>
        <table:table-row table:style-name="ro1">
          <table:table-cell office:value-type="float" office:value="331129" table:style-name="ce3">
            <text:p>331129</text:p>
          </table:table-cell>
          <table:table-cell office:value-type="float" office:value="2.9840000000000001E-6" table:style-name="ce4">
            <text:p>2.98E-06</text:p>
          </table:table-cell>
          <table:table-cell table:number-columns-repeated="16382"/>
        </table:table-row>
        <table:table-row table:style-name="ro1">
          <table:table-cell office:value-type="float" office:value="331129" table:style-name="ce3">
            <text:p>331129</text:p>
          </table:table-cell>
          <table:table-cell office:value-type="float" office:value="2.458E-6" table:style-name="ce4">
            <text:p>2.46E-06</text:p>
          </table:table-cell>
          <table:table-cell table:number-columns-repeated="16382"/>
        </table:table-row>
        <table:table-row table:style-name="ro1">
          <table:table-cell office:value-type="float" office:value="331129" table:style-name="ce3">
            <text:p>331129</text:p>
          </table:table-cell>
          <table:table-cell office:value-type="float" office:value="2.993E-6" table:style-name="ce4">
            <text:p>2.99E-06</text:p>
          </table:table-cell>
          <table:table-cell table:number-columns-repeated="16382"/>
        </table:table-row>
        <table:table-row table:style-name="ro1">
          <table:table-cell office:value-type="float" office:value="331129" table:style-name="ce3">
            <text:p>331129</text:p>
          </table:table-cell>
          <table:table-cell office:value-type="float" office:value="4.1119999999999998E-6" table:style-name="ce4">
            <text:p>4.11E-06</text:p>
          </table:table-cell>
          <table:table-cell table:number-columns-repeated="16382"/>
        </table:table-row>
        <table:table-row table:style-name="ro1">
          <table:table-cell office:value-type="float" office:value="331129" table:style-name="ce3">
            <text:p>331129</text:p>
          </table:table-cell>
          <table:table-cell office:value-type="float" office:value="2.6290000000000002E-6" table:style-name="ce4">
            <text:p>2.63E-06</text:p>
          </table:table-cell>
          <table:table-cell table:number-columns-repeated="16382"/>
        </table:table-row>
        <table:table-row table:style-name="ro1">
          <table:table-cell office:value-type="float" office:value="331129" table:style-name="ce3">
            <text:p>331129</text:p>
          </table:table-cell>
          <table:table-cell office:value-type="float" office:value="2.1430000000000001E-6" table:style-name="ce4">
            <text:p>2.14E-06</text:p>
          </table:table-cell>
          <table:table-cell table:number-columns-repeated="16382"/>
        </table:table-row>
        <table:table-row table:style-name="ro1">
          <table:table-cell office:value-type="float" office:value="496693" table:style-name="ce3">
            <text:p>496693</text:p>
          </table:table-cell>
          <table:table-cell office:value-type="float" office:value="2.7819999999999998E-6" table:style-name="ce4">
            <text:p>2.78E-06</text:p>
          </table:table-cell>
          <table:table-cell table:number-columns-repeated="16382"/>
        </table:table-row>
        <table:table-row table:style-name="ro1">
          <table:table-cell office:value-type="float" office:value="496693" table:style-name="ce3">
            <text:p>496693</text:p>
          </table:table-cell>
          <table:table-cell office:value-type="float" office:value="1.7749999999999999E-6" table:style-name="ce4">
            <text:p>1.78E-06</text:p>
          </table:table-cell>
          <table:table-cell table:number-columns-repeated="16382"/>
        </table:table-row>
        <table:table-row table:style-name="ro1">
          <table:table-cell office:value-type="float" office:value="496693" table:style-name="ce3">
            <text:p>496693</text:p>
          </table:table-cell>
          <table:table-cell office:value-type="float" office:value="3.309E-6" table:style-name="ce4">
            <text:p>3.31E-06</text:p>
          </table:table-cell>
          <table:table-cell table:number-columns-repeated="16382"/>
        </table:table-row>
        <table:table-row table:style-name="ro1">
          <table:table-cell office:value-type="float" office:value="496693" table:style-name="ce3">
            <text:p>496693</text:p>
          </table:table-cell>
          <table:table-cell office:value-type="float" office:value="1.8789999999999999E-6" table:style-name="ce4">
            <text:p>1.88E-06</text:p>
          </table:table-cell>
          <table:table-cell table:number-columns-repeated="16382"/>
        </table:table-row>
        <table:table-row table:style-name="ro1">
          <table:table-cell office:value-type="float" office:value="496693" table:style-name="ce3">
            <text:p>496693</text:p>
          </table:table-cell>
          <table:table-cell office:value-type="float" office:value="1.3710000000000001E-6" table:style-name="ce4">
            <text:p>1.37E-06</text:p>
          </table:table-cell>
          <table:table-cell table:number-columns-repeated="16382"/>
        </table:table-row>
        <table:table-row table:style-name="ro1">
          <table:table-cell office:value-type="float" office:value="496693" table:style-name="ce3">
            <text:p>496693</text:p>
          </table:table-cell>
          <table:table-cell office:value-type="float" office:value="3.0429999999999999E-6" table:style-name="ce4">
            <text:p>3.04E-06</text:p>
          </table:table-cell>
          <table:table-cell table:number-columns-repeated="16382"/>
        </table:table-row>
        <table:table-row table:style-name="ro1">
          <table:table-cell office:value-type="float" office:value="496693" table:style-name="ce3">
            <text:p>496693</text:p>
          </table:table-cell>
          <table:table-cell office:value-type="float" office:value="2.2929999999999999E-6" table:style-name="ce4">
            <text:p>2.29E-06</text:p>
          </table:table-cell>
          <table:table-cell table:number-columns-repeated="16382"/>
        </table:table-row>
        <table:table-row table:style-name="ro1">
          <table:table-cell office:value-type="float" office:value="496693" table:style-name="ce3">
            <text:p>496693</text:p>
          </table:table-cell>
          <table:table-cell office:value-type="float" office:value="9.8400000000000002E-7" table:style-name="ce4">
            <text:p>9.84E-07</text:p>
          </table:table-cell>
          <table:table-cell table:number-columns-repeated="16382"/>
        </table:table-row>
        <table:table-row table:style-name="ro1">
          <table:table-cell office:value-type="float" office:value="496693" table:style-name="ce3">
            <text:p>496693</text:p>
          </table:table-cell>
          <table:table-cell office:value-type="float" office:value="3.895E-6" table:style-name="ce4">
            <text:p>3.90E-06</text:p>
          </table:table-cell>
          <table:table-cell table:number-columns-repeated="16382"/>
        </table:table-row>
        <table:table-row table:style-name="ro1">
          <table:table-cell office:value-type="float" office:value="496693" table:style-name="ce3">
            <text:p>496693</text:p>
          </table:table-cell>
          <table:table-cell office:value-type="float" office:value="1.1000000000000001E-6" table:style-name="ce4">
            <text:p>1.10E-06</text:p>
          </table:table-cell>
          <table:table-cell table:number-columns-repeated="16382"/>
        </table:table-row>
        <table:table-row table:style-name="ro1">
          <table:table-cell office:value-type="float" office:value="745039" table:style-name="ce3">
            <text:p>745039</text:p>
          </table:table-cell>
          <table:table-cell office:value-type="float" office:value="2.5739999999999998E-6" table:style-name="ce4">
            <text:p>2.57E-06</text:p>
          </table:table-cell>
          <table:table-cell table:number-columns-repeated="16382"/>
        </table:table-row>
        <table:table-row table:style-name="ro1">
          <table:table-cell office:value-type="float" office:value="745039" table:style-name="ce3">
            <text:p>745039</text:p>
          </table:table-cell>
          <table:table-cell office:value-type="float" office:value="2.6960000000000001E-6" table:style-name="ce4">
            <text:p>2.70E-06</text:p>
          </table:table-cell>
          <table:table-cell table:number-columns-repeated="16382"/>
        </table:table-row>
        <table:table-row table:style-name="ro1">
          <table:table-cell office:value-type="float" office:value="745039" table:style-name="ce3">
            <text:p>745039</text:p>
          </table:table-cell>
          <table:table-cell office:value-type="float" office:value="2.165E-6" table:style-name="ce4">
            <text:p>2.17E-06</text:p>
          </table:table-cell>
          <table:table-cell table:number-columns-repeated="16382"/>
        </table:table-row>
        <table:table-row table:style-name="ro1">
          <table:table-cell office:value-type="float" office:value="745039" table:style-name="ce3">
            <text:p>745039</text:p>
          </table:table-cell>
          <table:table-cell office:value-type="float" office:value="8.7000000000000003E-7" table:style-name="ce4">
            <text:p>8.70E-07</text:p>
          </table:table-cell>
          <table:table-cell table:number-columns-repeated="16382"/>
        </table:table-row>
        <table:table-row table:style-name="ro1">
          <table:table-cell office:value-type="float" office:value="745039" table:style-name="ce3">
            <text:p>745039</text:p>
          </table:table-cell>
          <table:table-cell office:value-type="float" office:value="2.942E-6" table:style-name="ce4">
            <text:p>2.94E-06</text:p>
          </table:table-cell>
          <table:table-cell table:number-columns-repeated="16382"/>
        </table:table-row>
        <table:table-row table:style-name="ro1">
          <table:table-cell office:value-type="float" office:value="745039" table:style-name="ce3">
            <text:p>745039</text:p>
          </table:table-cell>
          <table:table-cell office:value-type="float" office:value="3.106E-6" table:style-name="ce4">
            <text:p>3.11E-06</text:p>
          </table:table-cell>
          <table:table-cell table:number-columns-repeated="16382"/>
        </table:table-row>
        <table:table-row table:style-name="ro1">
          <table:table-cell office:value-type="float" office:value="745039" table:style-name="ce3">
            <text:p>745039</text:p>
          </table:table-cell>
          <table:table-cell office:value-type="float" office:value="2.7080000000000002E-6" table:style-name="ce4">
            <text:p>2.71E-06</text:p>
          </table:table-cell>
          <table:table-cell table:number-columns-repeated="16382"/>
        </table:table-row>
        <table:table-row table:style-name="ro1">
          <table:table-cell office:value-type="float" office:value="745039" table:style-name="ce3">
            <text:p>745039</text:p>
          </table:table-cell>
          <table:table-cell office:value-type="float" office:value="2.5600000000000001E-6" table:style-name="ce4">
            <text:p>2.56E-06</text:p>
          </table:table-cell>
          <table:table-cell table:number-columns-repeated="16382"/>
        </table:table-row>
        <table:table-row table:style-name="ro1">
          <table:table-cell office:value-type="float" office:value="745039" table:style-name="ce3">
            <text:p>745039</text:p>
          </table:table-cell>
          <table:table-cell office:value-type="float" office:value="3.1300000000000001E-6" table:style-name="ce4">
            <text:p>3.13E-06</text:p>
          </table:table-cell>
          <table:table-cell table:number-columns-repeated="16382"/>
        </table:table-row>
        <table:table-row table:style-name="ro1">
          <table:table-cell office:value-type="float" office:value="745039" table:style-name="ce3">
            <text:p>745039</text:p>
          </table:table-cell>
          <table:table-cell office:value-type="float" office:value="3.49E-6" table:style-name="ce4">
            <text:p>3.49E-06</text:p>
          </table:table-cell>
          <table:table-cell table:number-columns-repeated="16382"/>
        </table:table-row>
        <table:table-row table:style-name="ro1">
          <table:table-cell office:value-type="float" office:value="1117558" table:style-name="ce3">
            <text:p>1117558</text:p>
          </table:table-cell>
          <table:table-cell office:value-type="float" office:value="7.92E-7" table:style-name="ce4">
            <text:p>7.92E-07</text:p>
          </table:table-cell>
          <table:table-cell table:number-columns-repeated="16382"/>
        </table:table-row>
        <table:table-row table:style-name="ro1">
          <table:table-cell office:value-type="float" office:value="1117558" table:style-name="ce3">
            <text:p>1117558</text:p>
          </table:table-cell>
          <table:table-cell office:value-type="float" office:value="3.1159999999999999E-6" table:style-name="ce4">
            <text:p>3.12E-06</text:p>
          </table:table-cell>
          <table:table-cell table:number-columns-repeated="16382"/>
        </table:table-row>
        <table:table-row table:style-name="ro1">
          <table:table-cell office:value-type="float" office:value="1117558" table:style-name="ce3">
            <text:p>1117558</text:p>
          </table:table-cell>
          <table:table-cell office:value-type="float" office:value="2.9890000000000001E-6" table:style-name="ce4">
            <text:p>2.99E-06</text:p>
          </table:table-cell>
          <table:table-cell table:number-columns-repeated="16382"/>
        </table:table-row>
        <table:table-row table:style-name="ro1">
          <table:table-cell office:value-type="float" office:value="1117558" table:style-name="ce3">
            <text:p>1117558</text:p>
          </table:table-cell>
          <table:table-cell office:value-type="float" office:value="2.9019999999999999E-6" table:style-name="ce4">
            <text:p>2.90E-06</text:p>
          </table:table-cell>
          <table:table-cell table:number-columns-repeated="16382"/>
        </table:table-row>
        <table:table-row table:style-name="ro1">
          <table:table-cell office:value-type="float" office:value="1117558" table:style-name="ce3">
            <text:p>1117558</text:p>
          </table:table-cell>
          <table:table-cell office:value-type="float" office:value="3.4450000000000001E-6" table:style-name="ce4">
            <text:p>3.45E-06</text:p>
          </table:table-cell>
          <table:table-cell table:number-columns-repeated="16382"/>
        </table:table-row>
        <table:table-row table:style-name="ro1">
          <table:table-cell office:value-type="float" office:value="1117558" table:style-name="ce3">
            <text:p>1117558</text:p>
          </table:table-cell>
          <table:table-cell office:value-type="float" office:value="3.4350000000000001E-6" table:style-name="ce4">
            <text:p>3.44E-06</text:p>
          </table:table-cell>
          <table:table-cell table:number-columns-repeated="16382"/>
        </table:table-row>
        <table:table-row table:style-name="ro1">
          <table:table-cell office:value-type="float" office:value="1117558" table:style-name="ce3">
            <text:p>1117558</text:p>
          </table:table-cell>
          <table:table-cell office:value-type="float" office:value="3.4659999999999999E-6" table:style-name="ce4">
            <text:p>3.47E-06</text:p>
          </table:table-cell>
          <table:table-cell table:number-columns-repeated="16382"/>
        </table:table-row>
        <table:table-row table:style-name="ro1">
          <table:table-cell office:value-type="float" office:value="1117558" table:style-name="ce3">
            <text:p>1117558</text:p>
          </table:table-cell>
          <table:table-cell office:value-type="float" office:value="2.4770000000000002E-6" table:style-name="ce4">
            <text:p>2.48E-06</text:p>
          </table:table-cell>
          <table:table-cell table:number-columns-repeated="16382"/>
        </table:table-row>
        <table:table-row table:style-name="ro1">
          <table:table-cell office:value-type="float" office:value="1117558" table:style-name="ce3">
            <text:p>1117558</text:p>
          </table:table-cell>
          <table:table-cell office:value-type="float" office:value="4.1479999999999999E-6" table:style-name="ce4">
            <text:p>4.15E-06</text:p>
          </table:table-cell>
          <table:table-cell table:number-columns-repeated="16382"/>
        </table:table-row>
        <table:table-row table:style-name="ro1">
          <table:table-cell office:value-type="float" office:value="1117558" table:style-name="ce3">
            <text:p>1117558</text:p>
          </table:table-cell>
          <table:table-cell office:value-type="float" office:value="3.021E-6" table:style-name="ce4">
            <text:p>3.02E-06</text:p>
          </table:table-cell>
          <table:table-cell table:number-columns-repeated="16382"/>
        </table:table-row>
        <table:table-row table:style-name="ro1">
          <table:table-cell office:value-type="float" office:value="1676337" table:style-name="ce3">
            <text:p>1676337</text:p>
          </table:table-cell>
          <table:table-cell office:value-type="float" office:value="2.7219999999999999E-6" table:style-name="ce4">
            <text:p>2.72E-06</text:p>
          </table:table-cell>
          <table:table-cell table:number-columns-repeated="16382"/>
        </table:table-row>
        <table:table-row table:style-name="ro1">
          <table:table-cell office:value-type="float" office:value="1676337" table:style-name="ce3">
            <text:p>1676337</text:p>
          </table:table-cell>
          <table:table-cell office:value-type="float" office:value="4.0069999999999999E-6" table:style-name="ce4">
            <text:p>4.01E-06</text:p>
          </table:table-cell>
          <table:table-cell table:number-columns-repeated="16382"/>
        </table:table-row>
        <table:table-row table:style-name="ro1">
          <table:table-cell office:value-type="float" office:value="1676337" table:style-name="ce3">
            <text:p>1676337</text:p>
          </table:table-cell>
          <table:table-cell office:value-type="float" office:value="3.0819999999999999E-6" table:style-name="ce4">
            <text:p>3.08E-06</text:p>
          </table:table-cell>
          <table:table-cell table:number-columns-repeated="16382"/>
        </table:table-row>
        <table:table-row table:style-name="ro1">
          <table:table-cell office:value-type="float" office:value="1676337" table:style-name="ce3">
            <text:p>1676337</text:p>
          </table:table-cell>
          <table:table-cell office:value-type="float" office:value="2.982E-6" table:style-name="ce4">
            <text:p>2.98E-06</text:p>
          </table:table-cell>
          <table:table-cell table:number-columns-repeated="16382"/>
        </table:table-row>
        <table:table-row table:style-name="ro1">
          <table:table-cell office:value-type="float" office:value="1676337" table:style-name="ce3">
            <text:p>1676337</text:p>
          </table:table-cell>
          <table:table-cell office:value-type="float" office:value="3.8630000000000001E-6" table:style-name="ce4">
            <text:p>3.86E-06</text:p>
          </table:table-cell>
          <table:table-cell table:number-columns-repeated="16382"/>
        </table:table-row>
        <table:table-row table:style-name="ro1">
          <table:table-cell office:value-type="float" office:value="1676337" table:style-name="ce3">
            <text:p>1676337</text:p>
          </table:table-cell>
          <table:table-cell office:value-type="float" office:value="3.0979999999999998E-6" table:style-name="ce4">
            <text:p>3.10E-06</text:p>
          </table:table-cell>
          <table:table-cell table:number-columns-repeated="16382"/>
        </table:table-row>
        <table:table-row table:style-name="ro1">
          <table:table-cell office:value-type="float" office:value="1676337" table:style-name="ce3">
            <text:p>1676337</text:p>
          </table:table-cell>
          <table:table-cell office:value-type="float" office:value="2.6850000000000001E-6" table:style-name="ce4">
            <text:p>2.69E-06</text:p>
          </table:table-cell>
          <table:table-cell table:number-columns-repeated="16382"/>
        </table:table-row>
        <table:table-row table:style-name="ro1">
          <table:table-cell office:value-type="float" office:value="1676337" table:style-name="ce3">
            <text:p>1676337</text:p>
          </table:table-cell>
          <table:table-cell office:value-type="float" office:value="3.208E-6" table:style-name="ce4">
            <text:p>3.21E-06</text:p>
          </table:table-cell>
          <table:table-cell table:number-columns-repeated="16382"/>
        </table:table-row>
        <table:table-row table:style-name="ro1">
          <table:table-cell office:value-type="float" office:value="1676337" table:style-name="ce3">
            <text:p>1676337</text:p>
          </table:table-cell>
          <table:table-cell office:value-type="float" office:value="3.9620000000000004E-6" table:style-name="ce4">
            <text:p>3.96E-06</text:p>
          </table:table-cell>
          <table:table-cell table:number-columns-repeated="16382"/>
        </table:table-row>
        <table:table-row table:style-name="ro1">
          <table:table-cell office:value-type="float" office:value="1676337" table:style-name="ce3">
            <text:p>1676337</text:p>
          </table:table-cell>
          <table:table-cell office:value-type="float" office:value="3.0079999999999998E-6" table:style-name="ce4">
            <text:p>3.01E-06</text:p>
          </table:table-cell>
          <table:table-cell table:number-columns-repeated="16382"/>
        </table:table-row>
        <table:table-row table:style-name="ro1">
          <table:table-cell office:value-type="float" office:value="2514505" table:style-name="ce3">
            <text:p>2514505</text:p>
          </table:table-cell>
          <table:table-cell office:value-type="float" office:value="2.965E-6" table:style-name="ce4">
            <text:p>2.97E-06</text:p>
          </table:table-cell>
          <table:table-cell table:number-columns-repeated="16382"/>
        </table:table-row>
        <table:table-row table:style-name="ro1">
          <table:table-cell office:value-type="float" office:value="2514505" table:style-name="ce3">
            <text:p>2514505</text:p>
          </table:table-cell>
          <table:table-cell office:value-type="float" office:value="4.0579999999999999E-6" table:style-name="ce4">
            <text:p>4.06E-06</text:p>
          </table:table-cell>
          <table:table-cell table:number-columns-repeated="16382"/>
        </table:table-row>
        <table:table-row table:style-name="ro1">
          <table:table-cell office:value-type="float" office:value="2514505" table:style-name="ce3">
            <text:p>2514505</text:p>
          </table:table-cell>
          <table:table-cell office:value-type="float" office:value="5.3159999999999996E-6" table:style-name="ce4">
            <text:p>5.32E-06</text:p>
          </table:table-cell>
          <table:table-cell table:number-columns-repeated="16382"/>
        </table:table-row>
        <table:table-row table:style-name="ro1">
          <table:table-cell office:value-type="float" office:value="2514505" table:style-name="ce3">
            <text:p>2514505</text:p>
          </table:table-cell>
          <table:table-cell office:value-type="float" office:value="3.8530000000000002E-6" table:style-name="ce4">
            <text:p>3.85E-06</text:p>
          </table:table-cell>
          <table:table-cell table:number-columns-repeated="16382"/>
        </table:table-row>
        <table:table-row table:style-name="ro1">
          <table:table-cell office:value-type="float" office:value="2514505" table:style-name="ce3">
            <text:p>2514505</text:p>
          </table:table-cell>
          <table:table-cell office:value-type="float" office:value="3.6550000000000002E-6" table:style-name="ce4">
            <text:p>3.66E-06</text:p>
          </table:table-cell>
          <table:table-cell table:number-columns-repeated="16382"/>
        </table:table-row>
        <table:table-row table:style-name="ro1">
          <table:table-cell office:value-type="float" office:value="2514505" table:style-name="ce3">
            <text:p>2514505</text:p>
          </table:table-cell>
          <table:table-cell office:value-type="float" office:value="3.7170000000000002E-6" table:style-name="ce4">
            <text:p>3.72E-06</text:p>
          </table:table-cell>
          <table:table-cell table:number-columns-repeated="16382"/>
        </table:table-row>
        <table:table-row table:style-name="ro1">
          <table:table-cell office:value-type="float" office:value="2514505" table:style-name="ce3">
            <text:p>2514505</text:p>
          </table:table-cell>
          <table:table-cell office:value-type="float" office:value="3.1140000000000002E-6" table:style-name="ce4">
            <text:p>3.11E-06</text:p>
          </table:table-cell>
          <table:table-cell table:number-columns-repeated="16382"/>
        </table:table-row>
        <table:table-row table:style-name="ro1">
          <table:table-cell office:value-type="float" office:value="2514505" table:style-name="ce3">
            <text:p>2514505</text:p>
          </table:table-cell>
          <table:table-cell office:value-type="float" office:value="3.6689999999999999E-6" table:style-name="ce4">
            <text:p>3.67E-06</text:p>
          </table:table-cell>
          <table:table-cell table:number-columns-repeated="16382"/>
        </table:table-row>
        <table:table-row table:style-name="ro1">
          <table:table-cell office:value-type="float" office:value="2514505" table:style-name="ce3">
            <text:p>2514505</text:p>
          </table:table-cell>
          <table:table-cell office:value-type="float" office:value="3.4029999999999999E-6" table:style-name="ce4">
            <text:p>3.40E-06</text:p>
          </table:table-cell>
          <table:table-cell table:number-columns-repeated="16382"/>
        </table:table-row>
        <table:table-row table:style-name="ro1">
          <table:table-cell office:value-type="float" office:value="2514505" table:style-name="ce3">
            <text:p>2514505</text:p>
          </table:table-cell>
          <table:table-cell office:value-type="float" office:value="4.7639999999999996E-6" table:style-name="ce4">
            <text:p>4.76E-06</text:p>
          </table:table-cell>
          <table:table-cell table:number-columns-repeated="16382"/>
        </table:table-row>
        <table:table-row table:style-name="ro1">
          <table:table-cell office:value-type="float" office:value="3771757" table:style-name="ce3">
            <text:p>3771757</text:p>
          </table:table-cell>
          <table:table-cell office:value-type="float" office:value="3.1829999999999998E-6" table:style-name="ce4">
            <text:p>3.18E-06</text:p>
          </table:table-cell>
          <table:table-cell table:number-columns-repeated="16382"/>
        </table:table-row>
        <table:table-row table:style-name="ro1">
          <table:table-cell office:value-type="float" office:value="3771757" table:style-name="ce3">
            <text:p>3771757</text:p>
          </table:table-cell>
          <table:table-cell office:value-type="float" office:value="2.6189999999999998E-6" table:style-name="ce4">
            <text:p>2.62E-06</text:p>
          </table:table-cell>
          <table:table-cell table:number-columns-repeated="16382"/>
        </table:table-row>
        <table:table-row table:style-name="ro1">
          <table:table-cell office:value-type="float" office:value="3771757" table:style-name="ce3">
            <text:p>3771757</text:p>
          </table:table-cell>
          <table:table-cell office:value-type="float" office:value="3.7500000000000001E-6" table:style-name="ce4">
            <text:p>3.75E-06</text:p>
          </table:table-cell>
          <table:table-cell table:number-columns-repeated="16382"/>
        </table:table-row>
        <table:table-row table:style-name="ro1">
          <table:table-cell office:value-type="float" office:value="3771757" table:style-name="ce3">
            <text:p>3771757</text:p>
          </table:table-cell>
          <table:table-cell office:value-type="float" office:value="4.1269999999999996E-6" table:style-name="ce4">
            <text:p>4.13E-06</text:p>
          </table:table-cell>
          <table:table-cell table:number-columns-repeated="16382"/>
        </table:table-row>
        <table:table-row table:style-name="ro1">
          <table:table-cell office:value-type="float" office:value="3771757" table:style-name="ce3">
            <text:p>3771757</text:p>
          </table:table-cell>
          <table:table-cell office:value-type="float" office:value="3.9539999999999998E-6" table:style-name="ce4">
            <text:p>3.95E-06</text:p>
          </table:table-cell>
          <table:table-cell table:number-columns-repeated="16382"/>
        </table:table-row>
        <table:table-row table:style-name="ro1">
          <table:table-cell office:value-type="float" office:value="3771757" table:style-name="ce3">
            <text:p>3771757</text:p>
          </table:table-cell>
          <table:table-cell office:value-type="float" office:value="3.9230000000000004E-6" table:style-name="ce4">
            <text:p>3.92E-06</text:p>
          </table:table-cell>
          <table:table-cell table:number-columns-repeated="16382"/>
        </table:table-row>
        <table:table-row table:style-name="ro1">
          <table:table-cell office:value-type="float" office:value="3771757" table:style-name="ce3">
            <text:p>3771757</text:p>
          </table:table-cell>
          <table:table-cell office:value-type="float" office:value="3.1420000000000002E-6" table:style-name="ce4">
            <text:p>3.14E-06</text:p>
          </table:table-cell>
          <table:table-cell table:number-columns-repeated="16382"/>
        </table:table-row>
        <table:table-row table:style-name="ro1">
          <table:table-cell office:value-type="float" office:value="3771757" table:style-name="ce3">
            <text:p>3771757</text:p>
          </table:table-cell>
          <table:table-cell office:value-type="float" office:value="4.2100000000000003E-6" table:style-name="ce4">
            <text:p>4.21E-06</text:p>
          </table:table-cell>
          <table:table-cell table:number-columns-repeated="16382"/>
        </table:table-row>
        <table:table-row table:style-name="ro1">
          <table:table-cell office:value-type="float" office:value="3771757" table:style-name="ce3">
            <text:p>3771757</text:p>
          </table:table-cell>
          <table:table-cell office:value-type="float" office:value="3.9199999999999997E-6" table:style-name="ce4">
            <text:p>3.92E-06</text:p>
          </table:table-cell>
          <table:table-cell table:number-columns-repeated="16382"/>
        </table:table-row>
        <table:table-row table:style-name="ro1">
          <table:table-cell office:value-type="float" office:value="3771757" table:style-name="ce3">
            <text:p>3771757</text:p>
          </table:table-cell>
          <table:table-cell office:value-type="float" office:value="3.822E-6" table:style-name="ce4">
            <text:p>3.82E-06</text:p>
          </table:table-cell>
          <table:table-cell table:number-columns-repeated="16382"/>
        </table:table-row>
        <table:table-row table:style-name="ro1">
          <table:table-cell office:value-type="float" office:value="5657635" table:style-name="ce3">
            <text:p>5657635</text:p>
          </table:table-cell>
          <table:table-cell office:value-type="float" office:value="3.6449999999999998E-6" table:style-name="ce4">
            <text:p>3.65E-06</text:p>
          </table:table-cell>
          <table:table-cell table:number-columns-repeated="16382"/>
        </table:table-row>
        <table:table-row table:style-name="ro1">
          <table:table-cell office:value-type="float" office:value="5657635" table:style-name="ce3">
            <text:p>5657635</text:p>
          </table:table-cell>
          <table:table-cell office:value-type="float" office:value="4.0559999999999998E-6" table:style-name="ce4">
            <text:p>4.06E-06</text:p>
          </table:table-cell>
          <table:table-cell table:number-columns-repeated="16382"/>
        </table:table-row>
        <table:table-row table:style-name="ro1">
          <table:table-cell office:value-type="float" office:value="5657635" table:style-name="ce3">
            <text:p>5657635</text:p>
          </table:table-cell>
          <table:table-cell office:value-type="float" office:value="4.9100000000000004E-6" table:style-name="ce4">
            <text:p>4.91E-06</text:p>
          </table:table-cell>
          <table:table-cell table:number-columns-repeated="16382"/>
        </table:table-row>
        <table:table-row table:style-name="ro1">
          <table:table-cell office:value-type="float" office:value="5657635" table:style-name="ce3">
            <text:p>5657635</text:p>
          </table:table-cell>
          <table:table-cell office:value-type="float" office:value="3.3720000000000001E-6" table:style-name="ce4">
            <text:p>3.37E-06</text:p>
          </table:table-cell>
          <table:table-cell table:number-columns-repeated="16382"/>
        </table:table-row>
        <table:table-row table:style-name="ro1">
          <table:table-cell office:value-type="float" office:value="5657635" table:style-name="ce3">
            <text:p>5657635</text:p>
          </table:table-cell>
          <table:table-cell office:value-type="float" office:value="3.9990000000000002E-6" table:style-name="ce4">
            <text:p>4.00E-06</text:p>
          </table:table-cell>
          <table:table-cell table:number-columns-repeated="16382"/>
        </table:table-row>
        <table:table-row table:style-name="ro1">
          <table:table-cell office:value-type="float" office:value="5657635" table:style-name="ce3">
            <text:p>5657635</text:p>
          </table:table-cell>
          <table:table-cell office:value-type="float" office:value="3.7330000000000001E-6" table:style-name="ce4">
            <text:p>3.73E-06</text:p>
          </table:table-cell>
          <table:table-cell table:number-columns-repeated="16382"/>
        </table:table-row>
        <table:table-row table:style-name="ro1">
          <table:table-cell office:value-type="float" office:value="5657635" table:style-name="ce3">
            <text:p>5657635</text:p>
          </table:table-cell>
          <table:table-cell office:value-type="float" office:value="4.2030000000000002E-6" table:style-name="ce4">
            <text:p>4.20E-06</text:p>
          </table:table-cell>
          <table:table-cell table:number-columns-repeated="16382"/>
        </table:table-row>
        <table:table-row table:style-name="ro1">
          <table:table-cell office:value-type="float" office:value="5657635" table:style-name="ce3">
            <text:p>5657635</text:p>
          </table:table-cell>
          <table:table-cell office:value-type="float" office:value="3.5939999999999998E-6" table:style-name="ce4">
            <text:p>3.59E-06</text:p>
          </table:table-cell>
          <table:table-cell table:number-columns-repeated="16382"/>
        </table:table-row>
        <table:table-row table:style-name="ro1">
          <table:table-cell office:value-type="float" office:value="5657635" table:style-name="ce3">
            <text:p>5657635</text:p>
          </table:table-cell>
          <table:table-cell office:value-type="float" office:value="2.9780000000000001E-6" table:style-name="ce4">
            <text:p>2.98E-06</text:p>
          </table:table-cell>
          <table:table-cell table:number-columns-repeated="16382"/>
        </table:table-row>
        <table:table-row table:style-name="ro1">
          <table:table-cell office:value-type="float" office:value="5657635" table:style-name="ce3">
            <text:p>5657635</text:p>
          </table:table-cell>
          <table:table-cell office:value-type="float" office:value="2.9730000000000002E-6" table:style-name="ce4">
            <text:p>2.97E-06</text:p>
          </table:table-cell>
          <table:table-cell table:number-columns-repeated="16382"/>
        </table:table-row>
        <table:table-row table:style-name="ro1">
          <table:table-cell office:value-type="float" office:value="8486452" table:style-name="ce3">
            <text:p>8486452</text:p>
          </table:table-cell>
          <table:table-cell office:value-type="float" office:value="4.7809999999999996E-6" table:style-name="ce4">
            <text:p>4.78E-06</text:p>
          </table:table-cell>
          <table:table-cell table:number-columns-repeated="16382"/>
        </table:table-row>
        <table:table-row table:style-name="ro1">
          <table:table-cell office:value-type="float" office:value="8486452" table:style-name="ce3">
            <text:p>8486452</text:p>
          </table:table-cell>
          <table:table-cell office:value-type="float" office:value="3.224E-6" table:style-name="ce4">
            <text:p>3.22E-06</text:p>
          </table:table-cell>
          <table:table-cell table:number-columns-repeated="16382"/>
        </table:table-row>
        <table:table-row table:style-name="ro1">
          <table:table-cell office:value-type="float" office:value="8486452" table:style-name="ce3">
            <text:p>8486452</text:p>
          </table:table-cell>
          <table:table-cell office:value-type="float" office:value="3.5530000000000001E-6" table:style-name="ce4">
            <text:p>3.55E-06</text:p>
          </table:table-cell>
          <table:table-cell table:number-columns-repeated="16382"/>
        </table:table-row>
        <table:table-row table:style-name="ro1">
          <table:table-cell office:value-type="float" office:value="8486452" table:style-name="ce3">
            <text:p>8486452</text:p>
          </table:table-cell>
          <table:table-cell office:value-type="float" office:value="2.988E-6" table:style-name="ce4">
            <text:p>2.99E-06</text:p>
          </table:table-cell>
          <table:table-cell table:number-columns-repeated="16382"/>
        </table:table-row>
        <table:table-row table:style-name="ro1">
          <table:table-cell office:value-type="float" office:value="8486452" table:style-name="ce3">
            <text:p>8486452</text:p>
          </table:table-cell>
          <table:table-cell office:value-type="float" office:value="4.9599999999999999E-6" table:style-name="ce4">
            <text:p>4.96E-06</text:p>
          </table:table-cell>
          <table:table-cell table:number-columns-repeated="16382"/>
        </table:table-row>
        <table:table-row table:style-name="ro1">
          <table:table-cell office:value-type="float" office:value="8486452" table:style-name="ce3">
            <text:p>8486452</text:p>
          </table:table-cell>
          <table:table-cell office:value-type="float" office:value="3.3759999999999999E-6" table:style-name="ce4">
            <text:p>3.38E-06</text:p>
          </table:table-cell>
          <table:table-cell table:number-columns-repeated="16382"/>
        </table:table-row>
        <table:table-row table:style-name="ro1">
          <table:table-cell office:value-type="float" office:value="8486452" table:style-name="ce3">
            <text:p>8486452</text:p>
          </table:table-cell>
          <table:table-cell office:value-type="float" office:value="3.6330000000000002E-6" table:style-name="ce4">
            <text:p>3.63E-06</text:p>
          </table:table-cell>
          <table:table-cell table:number-columns-repeated="16382"/>
        </table:table-row>
        <table:table-row table:style-name="ro1">
          <table:table-cell office:value-type="float" office:value="8486452" table:style-name="ce3">
            <text:p>8486452</text:p>
          </table:table-cell>
          <table:table-cell office:value-type="float" office:value="5.057E-6" table:style-name="ce4">
            <text:p>5.06E-06</text:p>
          </table:table-cell>
          <table:table-cell table:number-columns-repeated="16382"/>
        </table:table-row>
        <table:table-row table:style-name="ro1">
          <table:table-cell office:value-type="float" office:value="8486452" table:style-name="ce3">
            <text:p>8486452</text:p>
          </table:table-cell>
          <table:table-cell office:value-type="float" office:value="1.1612E-5" table:style-name="ce4">
            <text:p>1.16E-05</text:p>
          </table:table-cell>
          <table:table-cell table:number-columns-repeated="16382"/>
        </table:table-row>
        <table:table-row table:style-name="ro1">
          <table:table-cell office:value-type="float" office:value="8486452" table:style-name="ce3">
            <text:p>8486452</text:p>
          </table:table-cell>
          <table:table-cell office:value-type="float" office:value="3.2760000000000001E-6" table:style-name="ce4">
            <text:p>3.28E-06</text:p>
          </table:table-cell>
          <table:table-cell table:number-columns-repeated="16382"/>
        </table:table-row>
        <table:table-row table:style-name="ro1">
          <table:table-cell office:value-type="float" office:value="12729678" table:style-name="ce3">
            <text:p>12729678</text:p>
          </table:table-cell>
          <table:table-cell office:value-type="float" office:value="4.843E-6" table:style-name="ce4">
            <text:p>4.84E-06</text:p>
          </table:table-cell>
          <table:table-cell table:number-columns-repeated="16382"/>
        </table:table-row>
        <table:table-row table:style-name="ro1">
          <table:table-cell office:value-type="float" office:value="12729678" table:style-name="ce3">
            <text:p>12729678</text:p>
          </table:table-cell>
          <table:table-cell office:value-type="float" office:value="4.3340000000000003E-6" table:style-name="ce4">
            <text:p>4.33E-06</text:p>
          </table:table-cell>
          <table:table-cell table:number-columns-repeated="16382"/>
        </table:table-row>
        <table:table-row table:style-name="ro1">
          <table:table-cell office:value-type="float" office:value="12729678" table:style-name="ce3">
            <text:p>12729678</text:p>
          </table:table-cell>
          <table:table-cell office:value-type="float" office:value="4.9849999999999997E-6" table:style-name="ce4">
            <text:p>4.99E-06</text:p>
          </table:table-cell>
          <table:table-cell table:number-columns-repeated="16382"/>
        </table:table-row>
        <table:table-row table:style-name="ro1">
          <table:table-cell office:value-type="float" office:value="12729678" table:style-name="ce3">
            <text:p>12729678</text:p>
          </table:table-cell>
          <table:table-cell office:value-type="float" office:value="3.625E-6" table:style-name="ce4">
            <text:p>3.63E-06</text:p>
          </table:table-cell>
          <table:table-cell table:number-columns-repeated="16382"/>
        </table:table-row>
        <table:table-row table:style-name="ro1">
          <table:table-cell office:value-type="float" office:value="12729678" table:style-name="ce3">
            <text:p>12729678</text:p>
          </table:table-cell>
          <table:table-cell office:value-type="float" office:value="4.0670000000000002E-6" table:style-name="ce4">
            <text:p>4.07E-06</text:p>
          </table:table-cell>
          <table:table-cell table:number-columns-repeated="16382"/>
        </table:table-row>
        <table:table-row table:style-name="ro1">
          <table:table-cell office:value-type="float" office:value="12729678" table:style-name="ce3">
            <text:p>12729678</text:p>
          </table:table-cell>
          <table:table-cell office:value-type="float" office:value="3.4699999999999998E-6" table:style-name="ce4">
            <text:p>3.47E-06</text:p>
          </table:table-cell>
          <table:table-cell table:number-columns-repeated="16382"/>
        </table:table-row>
        <table:table-row table:style-name="ro1">
          <table:table-cell office:value-type="float" office:value="12729678" table:style-name="ce3">
            <text:p>12729678</text:p>
          </table:table-cell>
          <table:table-cell office:value-type="float" office:value="4.4070000000000003E-6" table:style-name="ce4">
            <text:p>4.41E-06</text:p>
          </table:table-cell>
          <table:table-cell table:number-columns-repeated="16382"/>
        </table:table-row>
        <table:table-row table:style-name="ro1">
          <table:table-cell office:value-type="float" office:value="12729678" table:style-name="ce3">
            <text:p>12729678</text:p>
          </table:table-cell>
          <table:table-cell office:value-type="float" office:value="5.0359999999999997E-6" table:style-name="ce4">
            <text:p>5.04E-06</text:p>
          </table:table-cell>
          <table:table-cell table:number-columns-repeated="16382"/>
        </table:table-row>
        <table:table-row table:number-rows-repeated="104827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4pt" style:font-size-asian="14pt" style:font-size-complex="14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430</meta:generator>
    <dc:creator>Dell Latitude E7440</dc:creator>
    <meta:creation-date>2020-02-02T00:28:36Z</meta:creation-date>
    <dc:date>2020-02-10T14:45:46Z</dc:date>
    <meta:editing-cycles>4</meta:editing-cycles>
    <meta:editing-duration>PT914S</meta:editing-duration>
  </office:meta>
</office:document-meta>
</file>